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2f2f2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ackground-color="#fce4d6"/>
    </style:style>
    <style:style style:name="ce18" style:family="table-cell" style:parent-style-name="Default" style:data-style-name="N0">
      <style:table-cell-properties fo:background-color="#c6e0b4"/>
    </style:style>
    <style:style style:name="ce17" style:family="table-cell" style:parent-style-name="Default" style:data-style-name="N0">
      <style:table-cell-properties fo:background-color="#fff2cc"/>
    </style:style>
    <style:style style:name="ce15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ackground-color="#ffe699"/>
    </style:style>
    <style:style style:name="ce22" style:family="table-cell" style:parent-style-name="Default" style:data-style-name="N0">
      <style:table-cell-properties fo:background-color="#f8cbad"/>
    </style:style>
    <style:style style:name="ce16" style:family="table-cell" style:parent-style-name="Percent" style:data-style-name="N11">
      <style:table-cell-properties fo:background-color="#b4c6e7"/>
      <style:text-properties fo:color="#000000" style:font-name="Arial" style:font-name-asian="Arial" style:font-name-complex="Arial"/>
    </style:style>
    <style:style style:name="ce30" style:family="table-cell" style:parent-style-name="Percent" style:data-style-name="N11">
      <style:table-cell-properties fo:background-color="transparent"/>
      <style:text-properties fo:color="#000000"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eal_ratio_calculations" table:style-name="ta1">
        <table:table-column table:style-name="co1" table:number-columns-repeated="5" table:default-cell-style-name="ce1"/>
        <table:table-column table:style-name="co1" table:number-columns-repeated="5" table:default-cell-style-name="Default"/>
        <table:table-column table:style-name="co1" table:number-columns-repeated="16374" table:default-cell-style-name="ce1"/>
        <table:table-row table:style-name="ro1">
          <table:table-cell table:style-name="ce12" office:value-type="string" calcext:value-type="string">
            <text:p>Setup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erivation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Ideal deposit ratio calculation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emonstration of flush division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 office:value-type="string" calcext:value-type="string">
            <text:p>Exhange rate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eposit value in USD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Calculate strategy ratios in USD value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eposit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3"/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ratio</text:p>
          </table:table-cell>
          <table:table-cell table:style-name="ce13"/>
          <table:table-cell/>
          <table:table-cell table:style-name="ce13" office:value-type="string" calcext:value-type="string">
            <text:p>USD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table:number-columns-repeated="2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mount</text:p>
          </table:table-cell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13" office:value-type="float" office:value="1208.16" calcext:value-type="float">
            <text:p>1208.16</text:p>
          </table:table-cell>
          <table:table-cell table:style-name="ce17" table:formula="of:=[.B$5]/[.B5]" office:value-type="float" office:value="1" calcext:value-type="float">
            <text:p>1</text:p>
          </table:table-cell>
          <table:table-cell table:style-name="ce13"/>
          <table:table-cell/>
          <table:table-cell table:style-name="ce13" table:number-columns-repeated="4"/>
          <table:table-cell/>
          <table:table-cell table:style-name="ce13" office:value-type="string" calcext:value-type="string">
            <text:p>ETH</text:p>
          </table:table-cell>
          <table:table-cell table:style-name="ce13" table:formula="of:=[.B11]*[.$B5]" office:value-type="float" office:value="1208.16" calcext:value-type="float">
            <text:p>1208.16</text:p>
          </table:table-cell>
          <table:table-cell table:style-name="ce13" table:formula="of:=[.C11]*[.$B5]" office:value-type="float" office:value="1208.16" calcext:value-type="float">
            <text:p>1208.16</text:p>
          </table:table-cell>
          <table:table-cell table:style-name="ce13" table:formula="of:=[.D11]*[.$B5]" office:value-type="float" office:value="1208.16" calcext:value-type="float">
            <text:p>1208.16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0" table:formula="of:=100*[.M18]" office:value-type="float" office:value="100" calcext:value-type="float">
            <text:p>100</text:p>
          </table:table-cell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13" office:value-type="float" office:value="16404.71" calcext:value-type="float">
            <text:p>16404.71</text:p>
          </table:table-cell>
          <table:table-cell table:style-name="ce17" table:formula="of:=[.B$5]/[.B6]" office:value-type="float" office:value="0.0736471415831185" calcext:value-type="float">
            <text:p>0.0736471415831185</text:p>
          </table:table-cell>
          <table:table-cell table:style-name="ce13"/>
          <table:table-cell/>
          <table:table-cell table:style-name="ce12" office:value-type="string" calcext:value-type="string">
            <text:p>Divide deposit USD value based on allocation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BTC</text:p>
          </table:table-cell>
          <table:table-cell table:style-name="ce13" table:formula="of:=[.B12]*[.$B6]" office:value-type="float" office:value="1164.73441" calcext:value-type="float">
            <text:p>1164.73441</text:p>
          </table:table-cell>
          <table:table-cell table:style-name="ce13" table:formula="of:=[.C12]*[.$B6]" office:value-type="float" office:value="1213.94854" calcext:value-type="float">
            <text:p>1213.94854</text:p>
          </table:table-cell>
          <table:table-cell table:style-name="ce13" table:formula="of:=[.D12]*[.$B6]" office:value-type="float" office:value="1246.75796" calcext:value-type="float">
            <text:p>1246.75796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0" table:formula="of:=100*[.M19]" office:value-type="float" office:value="7.23701097678788" calcext:value-type="float">
            <text:p>7.23701097678788</text:p>
          </table:table-cell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13" office:value-type="float" office:value="270.39" calcext:value-type="float">
            <text:p>270.39</text:p>
          </table:table-cell>
          <table:table-cell table:style-name="ce17" table:formula="of:=[.B$5]/[.B7]" office:value-type="float" office:value="4.46821258182625" calcext:value-type="float">
            <text:p>4.46821258182625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B13]*[.$B7]" office:value-type="float" office:value="1162.677" calcext:value-type="float">
            <text:p>1162.677</text:p>
          </table:table-cell>
          <table:table-cell table:style-name="ce13" table:formula="of:=[.C13]*[.$B7]" office:value-type="float" office:value="1216.755" calcext:value-type="float">
            <text:p>1216.755</text:p>
          </table:table-cell>
          <table:table-cell table:style-name="ce13" table:formula="of:=[.D13]*[.$B7]" office:value-type="float" office:value="1243.794" calcext:value-type="float">
            <text:p>1243.794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0" table:formula="of:=100*[.M20]" office:value-type="float" office:value="438.811261534934" calcext:value-type="float">
            <text:p>438.811261534934</text:p>
          </table:table-cell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3" table:number-columns-repeated="4"/>
          <table:table-cell/>
          <table:table-cell table:style-name="ce13" office:value-type="string" calcext:value-type="string">
            <text:p>USD</text:p>
          </table:table-cell>
          <table:table-cell table:style-name="ce13" table:formula="of:=[.$G4]*[.B17]" office:value-type="float" office:value="600000" calcext:value-type="float">
            <text:p>600000</text:p>
          </table:table-cell>
          <table:table-cell table:style-name="ce13" table:formula="of:=[.$G4]*[.C17]" office:value-type="float" office:value="300000" calcext:value-type="float">
            <text:p>300000</text:p>
          </table:table-cell>
          <table:table-cell table:style-name="ce13" table:formula="of:=[.$G4]*[.D17]" office:value-type="float" office:value="100000" calcext:value-type="float">
            <text:p>100000</text:p>
          </table:table-cell>
          <table:table-cell/>
          <table:table-cell table:style-name="ce13" office:value-type="string" calcext:value-type="string">
            <text:p>total</text:p>
          </table:table-cell>
          <table:table-cell table:style-name="ce13" table:formula="of:=SUM([.L5:.L7])" office:value-type="float" office:value="3535.57141" calcext:value-type="float">
            <text:p>3535.57141</text:p>
          </table:table-cell>
          <table:table-cell table:style-name="ce13" table:formula="of:=SUM([.M5:.M7])" office:value-type="float" office:value="3638.86354" calcext:value-type="float">
            <text:p>3638.86354</text:p>
          </table:table-cell>
          <table:table-cell table:style-name="ce13" table:formula="of:=SUM([.N5:.N7])" office:value-type="float" office:value="3698.71196" calcext:value-type="float">
            <text:p>3698.71196</text:p>
          </table:table-cell>
          <table:table-cell/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 office:value-type="string" calcext:value-type="string">
            <text:p>Strategy ratios</text:p>
          </table:table-cell>
          <table:table-cell table:style-name="ce13" table:number-columns-repeated="3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2" office:value-type="string" calcext:value-type="string">
            <text:p>Flush division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2" office:value-type="string" calcext:value-type="string">
            <text:p>Calculate strategy ratios in USD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Calculate ideal flush division</text:p>
          </table:table-cell>
          <table:table-cell table:style-name="ce13" table:number-columns-repeated="3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2" table:formula="of:=[.$Q5]*[.L12]/[.$L18]" office:value-type="float" office:value="60.7857460891935" calcext:value-type="float">
            <text:p>60.7857460891935</text:p>
          </table:table-cell>
          <table:table-cell table:style-name="ce22" table:formula="of:=[.$Q5]*[.M12]/[.$L18]" office:value-type="float" office:value="29.5301463830754" calcext:value-type="float">
            <text:p>29.5301463830754</text:p>
          </table:table-cell>
          <table:table-cell table:style-name="ce22" table:formula="of:=[.$Q5]*[.N12]/[.$L18]" office:value-type="float" office:value="9.68410752773117" calcext:value-type="float">
            <text:p>9.68410752773117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23" office:value-type="float" office:value="0.071" calcext:value-type="float">
            <text:p>0.071</text:p>
          </table:table-cell>
          <table:table-cell table:style-name="ce23" office:value-type="float" office:value="0.074" calcext:value-type="float">
            <text:p>0.074</text:p>
          </table:table-cell>
          <table:table-cell table:style-name="ce23" office:value-type="float" office:value="0.076" calcext:value-type="float">
            <text:p>0.076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B11]*[.$B5]" office:value-type="float" office:value="1208.16" calcext:value-type="float">
            <text:p>1208.16</text:p>
          </table:table-cell>
          <table:table-cell table:style-name="ce13" table:formula="of:=[.C11]*[.$B5]" office:value-type="float" office:value="1208.16" calcext:value-type="float">
            <text:p>1208.16</text:p>
          </table:table-cell>
          <table:table-cell table:style-name="ce13" table:formula="of:=[.D11]*[.$B5]" office:value-type="float" office:value="1208.16" calcext:value-type="float">
            <text:p>1208.16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B$17]*[.B11]/[.L$8]" office:value-type="float" office:value="0.000169703827308639" calcext:value-type="float">
            <text:p>0.000169703827308639</text:p>
          </table:table-cell>
          <table:table-cell table:style-name="ce13" table:formula="of:=[.C$17]*[.C11]/[.M$8]" office:value-type="float" office:value="0.0000824433224005976" calcext:value-type="float">
            <text:p>8.24433224005976E-05</text:p>
          </table:table-cell>
          <table:table-cell table:style-name="ce13" table:formula="of:=[.D$17]*[.D11]/[.N$8]" office:value-type="float" office:value="0.0000270364389229163" calcext:value-type="float">
            <text:p>2.70364389229163E-05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2" table:formula="of:=[.$Q6]*[.L13]/[.$L19]" office:value-type="float" office:value="4.31578797233274" calcext:value-type="float">
            <text:p>4.31578797233274</text:p>
          </table:table-cell>
          <table:table-cell table:style-name="ce22" table:formula="of:=[.$Q6]*[.M13]/[.$L19]" office:value-type="float" office:value="2.18523083234758" calcext:value-type="float">
            <text:p>2.18523083234758</text:p>
          </table:table-cell>
          <table:table-cell table:style-name="ce22" table:formula="of:=[.$Q6]*[.N13]/[.$L19]" office:value-type="float" office:value="0.735992172107568" calcext:value-type="float">
            <text:p>0.735992172107568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23" office:value-type="float" office:value="4.3" calcext:value-type="float">
            <text:p>4.3</text:p>
          </table:table-cell>
          <table:table-cell table:style-name="ce23" office:value-type="float" office:value="4.5" calcext:value-type="float">
            <text:p>4.5</text:p>
          </table:table-cell>
          <table:table-cell table:style-name="ce23" office:value-type="float" office:value="4.6" calcext:value-type="float">
            <text:p>4.6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B12]*[.$B6]" office:value-type="float" office:value="1164.73441" calcext:value-type="float">
            <text:p>1164.73441</text:p>
          </table:table-cell>
          <table:table-cell table:style-name="ce13" table:formula="of:=[.C12]*[.$B6]" office:value-type="float" office:value="1213.94854" calcext:value-type="float">
            <text:p>1213.94854</text:p>
          </table:table-cell>
          <table:table-cell table:style-name="ce13" table:formula="of:=[.D12]*[.$B6]" office:value-type="float" office:value="1246.75796" calcext:value-type="float">
            <text:p>1246.75796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B$17]*[.B12]/[.L$8]" office:value-type="float" office:value="0.0000120489717389133" calcext:value-type="float">
            <text:p>1.20489717389133E-05</text:p>
          </table:table-cell>
          <table:table-cell table:style-name="ce13" table:formula="of:=[.C$17]*[.C12]/[.M$8]" office:value-type="float" office:value="0.00000610080585764422" calcext:value-type="float">
            <text:p>6.10080585764422E-06</text:p>
          </table:table-cell>
          <table:table-cell table:style-name="ce13" table:formula="of:=[.D$17]*[.D12]/[.N$8]" office:value-type="float" office:value="0.00000205476935814164" calcext:value-type="float">
            <text:p>2.05476935814164E-06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2" table:formula="of:=[.$Q7]*[.L14]/[.$L20]" office:value-type="float" office:value="261.378708183532" calcext:value-type="float">
            <text:p>261.378708183532</text:p>
          </table:table-cell>
          <table:table-cell table:style-name="ce22" table:formula="of:=[.$Q7]*[.M14]/[.$L20]" office:value-type="float" office:value="132.885658723839" calcext:value-type="float">
            <text:p>132.885658723839</text:p>
          </table:table-cell>
          <table:table-cell table:style-name="ce22" table:formula="of:=[.$Q7]*[.N14]/[.$L20]" office:value-type="float" office:value="44.5468946275634" calcext:value-type="float">
            <text:p>44.5468946275634</text:p>
          </table:table-cell>
          <table:table-cell table:number-columns-repeated="16365"/>
        </table:table-row>
        <table:table-row table:style-name="ro1">
          <table:table-cell table:style-name="ce13" table:number-columns-repeated="4"/>
          <table:table-cell/>
          <table:table-cell table:style-name="ce13" office:value-type="string" calcext:value-type="string">
            <text:p>BNB</text:p>
          </table:table-cell>
          <table:table-cell table:style-name="ce13" table:formula="of:=[.B13]*[.$B7]" office:value-type="float" office:value="1162.677" calcext:value-type="float">
            <text:p>1162.677</text:p>
          </table:table-cell>
          <table:table-cell table:style-name="ce13" table:formula="of:=[.C13]*[.$B7]" office:value-type="float" office:value="1216.755" calcext:value-type="float">
            <text:p>1216.755</text:p>
          </table:table-cell>
          <table:table-cell table:style-name="ce13" table:formula="of:=[.D13]*[.$B7]" office:value-type="float" office:value="1243.794" calcext:value-type="float">
            <text:p>1243.794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B$17]*[.B13]/[.L$8]" office:value-type="float" office:value="0.000729726457427146" calcext:value-type="float">
            <text:p>0.000729726457427146</text:p>
          </table:table-cell>
          <table:table-cell table:style-name="ce13" table:formula="of:=[.C$17]*[.C13]/[.M$8]" office:value-type="float" office:value="0.000370994950802689" calcext:value-type="float">
            <text:p>0.000370994950802689</text:p>
          </table:table-cell>
          <table:table-cell table:style-name="ce13" table:formula="of:=[.D$17]*[.D13]/[.N$8]" office:value-type="float" office:value="0.000124367619045415" calcext:value-type="float">
            <text:p>0.000124367619045415</text:p>
          </table:table-cell>
          <table:table-cell table:number-columns-repeated="16370"/>
        </table:table-row>
        <table:table-row table:style-name="ro1">
          <table:table-cell table:style-name="ce12" office:value-type="string" calcext:value-type="string">
            <text:p>Vault allocation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total</text:p>
          </table:table-cell>
          <table:table-cell table:style-name="ce13" table:formula="of:=SUM([.G12:.G14])" office:value-type="float" office:value="3535.57141" calcext:value-type="float">
            <text:p>3535.57141</text:p>
          </table:table-cell>
          <table:table-cell table:style-name="ce13" table:formula="of:=SUM([.H12:.H14])" office:value-type="float" office:value="3638.86354" calcext:value-type="float">
            <text:p>3638.86354</text:p>
          </table:table-cell>
          <table:table-cell table:style-name="ce13" table:formula="of:=SUM([.I12:.I14])" office:value-type="float" office:value="3698.71196" calcext:value-type="float">
            <text:p>3698.71196</text:p>
          </table:table-cell>
          <table:table-cell/>
          <table:table-cell table:style-name="ce13" table:number-columns-repeated="4"/>
          <table:table-cell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table:number-columns-repeated="4"/>
          <table:table-cell/>
          <table:table-cell table:style-name="ce12" office:value-type="string" calcext:value-type="string">
            <text:p>Calculate ideal deposit ratio</text:p>
          </table:table-cell>
          <table:table-cell table:style-name="ce13" table:number-columns-repeated="3"/>
          <table:table-cell/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3" office:value-type="string" calcext:value-type="string">
            <text:p>allocation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1" calcext:value-type="float">
            <text:p>0.1</text:p>
          </table:table-cell>
          <table:table-cell/>
          <table:table-cell table:style-name="ce12" office:value-type="string" calcext:value-type="string">
            <text:p>Divide deposit USD value based on strategy ratio</text:p>
          </table:table-cell>
          <table:table-cell table:style-name="ce13" table:number-columns-repeated="3"/>
          <table:table-cell/>
          <table:table-cell table:style-name="ce13"/>
          <table:table-cell table:style-name="ce13" office:value-type="string" calcext:value-type="string">
            <text:p>unnormalized</text:p>
          </table:table-cell>
          <table:table-cell table:style-name="ce13" office:value-type="string" calcext:value-type="string">
            <text:p>normalized</text:p>
          </table:table-cell>
          <table:table-cell table:style-name="ce13"/>
          <table:table-cell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5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SUM([.L12:.N12])" office:value-type="float" office:value="0.000279183588632153" calcext:value-type="float">
            <text:p>0.000279183588632153</text:p>
          </table:table-cell>
          <table:table-cell table:style-name="ce17" table:formula="of:=[.L18]/[.L$18]" office:value-type="float" office:value="1" calcext:value-type="float">
            <text:p>1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3" table:formula="of:=[.G$8]*[.G12]/[.G$15]" office:value-type="float" office:value="205029.376001205" calcext:value-type="float">
            <text:p>205029.376001205</text:p>
          </table:table-cell>
          <table:table-cell table:style-name="ce13" table:formula="of:=[.H$8]*[.H12]/[.H$15]" office:value-type="float" office:value="99604.724391506" calcext:value-type="float">
            <text:p>99604.724391506</text:p>
          </table:table-cell>
          <table:table-cell table:style-name="ce13" table:formula="of:=[.I$8]*[.I12]/[.I$15]" office:value-type="float" office:value="32664.3440491106" calcext:value-type="float">
            <text:p>32664.3440491106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SUM([.L13:.N13])" office:value-type="float" office:value="0.0000202045469546992" calcext:value-type="float">
            <text:p>2.02045469546992E-05</text:p>
          </table:table-cell>
          <table:table-cell table:style-name="ce17" table:formula="of:=[.L19]/[.L$18]" office:value-type="float" office:value="0.0723701097678788" calcext:value-type="float">
            <text:p>0.0723701097678788</text:p>
          </table:table-cell>
          <table:table-cell table:style-name="ce13"/>
          <table:table-cell/>
          <table:table-cell table:style-name="ce13" office:value-type="string" calcext:value-type="string">
            <text:p>ETH</text:p>
          </table:table-cell>
          <table:table-cell table:style-name="ce20" table:formula="of:=SUM([.Q11:.S11])" office:value-type="float" office:value="100" calcext:value-type="float">
            <text:p>100</text:p>
          </table:table-cell>
          <table:table-cell table:style-name="ce16" table:formula="of:=([.Q19]-[.Q5])/[.Q5]" office:value-type="percentage" office:value="0" calcext:value-type="percentage">
            <text:p>0.00%</text:p>
          </table:table-cell>
          <table:table-cell table:style-name="ce13"/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3" table:formula="of:=[.G$8]*[.G13]/[.G$15]" office:value-type="float" office:value="197659.887175069" calcext:value-type="float">
            <text:p>197659.887175069</text:p>
          </table:table-cell>
          <table:table-cell table:style-name="ce13" table:formula="of:=[.H$8]*[.H13]/[.H$15]" office:value-type="float" office:value="100081.950860955" calcext:value-type="float">
            <text:p>100081.950860955</text:p>
          </table:table-cell>
          <table:table-cell table:style-name="ce13" table:formula="of:=[.I$8]*[.I13]/[.I$15]" office:value-type="float" office:value="33707.8954371997" calcext:value-type="float">
            <text:p>33707.8954371997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SUM([.L14:.N14])" office:value-type="float" office:value="0.00122508902727525" calcext:value-type="float">
            <text:p>0.00122508902727525</text:p>
          </table:table-cell>
          <table:table-cell table:style-name="ce17" table:formula="of:=[.L20]/[.L$18]" office:value-type="float" office:value="4.38811261534934" calcext:value-type="float">
            <text:p>4.38811261534934</text:p>
          </table:table-cell>
          <table:table-cell table:style-name="ce13"/>
          <table:table-cell/>
          <table:table-cell table:style-name="ce13" office:value-type="string" calcext:value-type="string">
            <text:p>BTC</text:p>
          </table:table-cell>
          <table:table-cell table:style-name="ce20" table:formula="of:=SUM([.Q12:.S12])" office:value-type="float" office:value="7.23701097678788" calcext:value-type="float">
            <text:p>7.23701097678788</text:p>
          </table:table-cell>
          <table:table-cell table:style-name="ce16" table:formula="of:=([.Q20]-[.Q6])/[.Q6]" office:value-type="percentage" office:value="0" calcext:value-type="percentage">
            <text:p>0.00%</text:p>
          </table:table-cell>
          <table:table-cell table:style-name="ce13"/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3" table:formula="of:=[.G$8]*[.G14]/[.G$15]" office:value-type="float" office:value="197310.736823726" calcext:value-type="float">
            <text:p>197310.736823726</text:p>
          </table:table-cell>
          <table:table-cell table:style-name="ce13" table:formula="of:=[.H$8]*[.H14]/[.H$15]" office:value-type="float" office:value="100313.324747539" calcext:value-type="float">
            <text:p>100313.324747539</text:p>
          </table:table-cell>
          <table:table-cell table:style-name="ce13" table:formula="of:=[.I$8]*[.I14]/[.I$15]" office:value-type="float" office:value="33627.7605136897" calcext:value-type="float">
            <text:p>33627.7605136897</text:p>
          </table:table-cell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20" table:formula="of:=SUM([.Q13:.S13])" office:value-type="float" office:value="438.811261534934" calcext:value-type="float">
            <text:p>438.811261534934</text:p>
          </table:table-cell>
          <table:table-cell table:style-name="ce16" table:formula="of:=([.Q21]-[.Q7])/[.Q7]" office:value-type="percentage" office:value="0" calcext:value-type="percentage">
            <text:p>0.00%</text:p>
          </table:table-cell>
          <table:table-cell table:style-name="ce13"/>
          <table:table-cell table:number-columns-repeated="16365"/>
        </table:table-row>
        <table:table-row table:style-name="ro1">
          <table:table-cell table:number-columns-repeated="5"/>
          <table:table-cell table:style-name="ce13" table:number-columns-repeated="4"/>
          <table:table-cell/>
          <table:table-cell table:style-name="ce15"/>
          <table:table-cell table:number-columns-repeated="4"/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5"/>
          <table:table-cell table:style-name="ce12" office:value-type="string" calcext:value-type="string">
            <text:p>Calculate number of tokens</text:p>
          </table:table-cell>
          <table:table-cell table:style-name="ce13" table:number-columns-repeated="3"/>
          <table:table-cell table:number-columns-repeated="6"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5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6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3" table:formula="of:=[.G19]/[.$B5]" office:value-type="float" office:value="169.703827308639" calcext:value-type="float">
            <text:p>169.703827308639</text:p>
          </table:table-cell>
          <table:table-cell table:style-name="ce13" table:formula="of:=[.H19]/[.$B5]" office:value-type="float" office:value="82.4433224005976" calcext:value-type="float">
            <text:p>82.4433224005976</text:p>
          </table:table-cell>
          <table:table-cell table:style-name="ce13" table:formula="of:=[.I19]/[.$B5]" office:value-type="float" office:value="27.0364389229163" calcext:value-type="float">
            <text:p>27.0364389229163</text:p>
          </table:table-cell>
          <table:table-cell table:number-columns-repeated="6"/>
          <table:table-cell table:style-name="ce13" office:value-type="string" calcext:value-type="string">
            <text:p>allocation</text:p>
          </table:table-cell>
          <table:table-cell table:style-name="ce18" table:formula="of:=SUMPRODUCT([.Q11:.Q13];[.$B5:.$B7])/SUMPRODUCT([.$Q5:.$Q7];[.$B5:.$B7])" office:value-type="float" office:value="0.6" calcext:value-type="float">
            <text:p>0.6</text:p>
          </table:table-cell>
          <table:table-cell table:style-name="ce18" table:formula="of:=SUMPRODUCT([.R11:.R13];[.$B5:.$B7])/SUMPRODUCT([.$Q5:.$Q7];[.$B5:.$B7])" office:value-type="float" office:value="0.3" calcext:value-type="float">
            <text:p>0.3</text:p>
          </table:table-cell>
          <table:table-cell table:style-name="ce18" table:formula="of:=SUMPRODUCT([.S11:.S13];[.$B5:.$B7])/SUMPRODUCT([.$Q5:.$Q7];[.$B5:.$B7])" office:value-type="float" office:value="0.1" calcext:value-type="float">
            <text:p>0.1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3" table:formula="of:=[.G20]/[.$B6]" office:value-type="float" office:value="12.0489717389133" calcext:value-type="float">
            <text:p>12.0489717389133</text:p>
          </table:table-cell>
          <table:table-cell table:style-name="ce13" table:formula="of:=[.H20]/[.$B6]" office:value-type="float" office:value="6.10080585764422" calcext:value-type="float">
            <text:p>6.10080585764422</text:p>
          </table:table-cell>
          <table:table-cell table:style-name="ce13" table:formula="of:=[.I20]/[.$B6]" office:value-type="float" office:value="2.05476935814164" calcext:value-type="float">
            <text:p>2.05476935814164</text:p>
          </table:table-cell>
          <table:table-cell table:number-columns-repeated="6"/>
          <table:table-cell table:style-name="ce13" office:value-type="string" calcext:value-type="string">
            <text:p>% difference</text:p>
          </table:table-cell>
          <table:table-cell table:style-name="ce16" table:formula="of:=([.Q25]-[.B17])/[.B17]" office:value-type="percentage" office:value="0" calcext:value-type="percentage">
            <text:p>0.00%</text:p>
          </table:table-cell>
          <table:table-cell table:style-name="ce16" table:formula="of:=([.R25]-[.C17])/[.C17]" office:value-type="percentage" office:value="0" calcext:value-type="percentage">
            <text:p>0.00%</text:p>
          </table:table-cell>
          <table:table-cell table:style-name="ce16" table:formula="of:=([.S25]-[.D17])/[.D17]" office:value-type="percentage" office:value="0" calcext:value-type="percentage">
            <text:p>0.00%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3" table:formula="of:=[.G21]/[.$B7]" office:value-type="float" office:value="729.726457427146" calcext:value-type="float">
            <text:p>729.726457427146</text:p>
          </table:table-cell>
          <table:table-cell table:style-name="ce13" table:formula="of:=[.H21]/[.$B7]" office:value-type="float" office:value="370.994950802689" calcext:value-type="float">
            <text:p>370.994950802689</text:p>
          </table:table-cell>
          <table:table-cell table:style-name="ce13" table:formula="of:=[.I21]/[.$B7]" office:value-type="float" office:value="124.367619045415" calcext:value-type="float">
            <text:p>124.367619045415</text:p>
          </table:table-cell>
          <table:table-cell table:number-columns-repeated="6"/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5"/>
          <table:table-cell table:style-name="ce13" table:number-columns-repeated="4"/>
          <table:table-cell table:number-columns-repeated="6"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5"/>
          <table:table-cell table:style-name="ce12" office:value-type="string" calcext:value-type="string">
            <text:p>Sum to get deposit ratio</text:p>
          </table:table-cell>
          <table:table-cell table:style-name="ce13" table:number-columns-repeated="3"/>
          <table:table-cell table:number-columns-repeated="6"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3" table:formula="of:=SUM([.G25:.I25])" office:value-type="float" office:value="279.183588632153" calcext:value-type="float">
            <text:p>279.183588632153</text:p>
          </table:table-cell>
          <table:table-cell table:style-name="ce13" table:number-columns-repeated="2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23" table:formula="of:=[.Q11]/[.Q$11]" office:value-type="float" office:value="1" calcext:value-type="float">
            <text:p>1</text:p>
          </table:table-cell>
          <table:table-cell table:style-name="ce23" table:formula="of:=[.R11]/[.R$11]" office:value-type="float" office:value="1" calcext:value-type="float">
            <text:p>1</text:p>
          </table:table-cell>
          <table:table-cell table:style-name="ce23" table:formula="of:=[.S11]/[.S$11]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3" table:formula="of:=SUM([.G26:.I26])" office:value-type="float" office:value="20.2045469546992" calcext:value-type="float">
            <text:p>20.2045469546992</text:p>
          </table:table-cell>
          <table:table-cell table:style-name="ce13" table:number-columns-repeated="2"/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23" table:formula="of:=[.Q12]/[.Q$11]" office:value-type="float" office:value="0.071" calcext:value-type="float">
            <text:p>0.071</text:p>
          </table:table-cell>
          <table:table-cell table:style-name="ce23" table:formula="of:=[.R12]/[.R$11]" office:value-type="float" office:value="0.074" calcext:value-type="float">
            <text:p>0.074</text:p>
          </table:table-cell>
          <table:table-cell table:style-name="ce23" table:formula="of:=[.S12]/[.S$11]" office:value-type="float" office:value="0.076" calcext:value-type="float">
            <text:p>0.076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3" table:formula="of:=SUM([.G27:.I27])" office:value-type="float" office:value="1225.08902727525" calcext:value-type="float">
            <text:p>1225.08902727525</text:p>
          </table:table-cell>
          <table:table-cell table:style-name="ce13" table:number-columns-repeated="2"/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23" table:formula="of:=[.Q13]/[.Q$11]" office:value-type="float" office:value="4.3" calcext:value-type="float">
            <text:p>4.3</text:p>
          </table:table-cell>
          <table:table-cell table:style-name="ce23" table:formula="of:=[.R13]/[.R$11]" office:value-type="float" office:value="4.5" calcext:value-type="float">
            <text:p>4.5</text:p>
          </table:table-cell>
          <table:table-cell table:style-name="ce23" table:formula="of:=[.S13]/[.S$11]" office:value-type="float" office:value="4.6" calcext:value-type="float">
            <text:p>4.6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table:number-columns-repeated="4"/>
          <table:table-cell table:number-columns-repeated="6"/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5"/>
          <table:table-cell table:style-name="ce12" office:value-type="string" calcext:value-type="string">
            <text:p>Divide by initial deposit USD value</text:p>
          </table:table-cell>
          <table:table-cell table:style-name="ce13" table:number-columns-repeated="3"/>
          <table:table-cell table:number-columns-repeated="6"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16" table:formula="of:=([.Q30]-[.B11])/[.B11]" office:value-type="percentage" office:value="0" calcext:value-type="percentage">
            <text:p>0.00%</text:p>
          </table:table-cell>
          <table:table-cell table:style-name="ce16" table:formula="of:=([.R30]-[.C11])/[.C11]" office:value-type="percentage" office:value="0" calcext:value-type="percentage">
            <text:p>0.00%</text:p>
          </table:table-cell>
          <table:table-cell table:style-name="ce16" table:formula="of:=([.S30]-[.D11])/[.D11]" office:value-type="percentage" office:value="0" calcext:value-type="percentage">
            <text:p>0.00%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3" table:formula="of:=[.G25]/[.$G$4]" office:value-type="float" office:value="0.000169703827308639" calcext:value-type="float">
            <text:p>0.000169703827308639</text:p>
          </table:table-cell>
          <table:table-cell table:style-name="ce13" table:formula="of:=[.H25]/[.$G$4]" office:value-type="float" office:value="0.0000824433224005976" calcext:value-type="float">
            <text:p>8.24433224005976E-05</text:p>
          </table:table-cell>
          <table:table-cell table:style-name="ce13" table:formula="of:=[.I25]/[.$G$4]" office:value-type="float" office:value="0.0000270364389229163" calcext:value-type="float">
            <text:p>2.70364389229163E-05</text:p>
          </table:table-cell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16" table:formula="of:=([.Q31]-[.B12])/[.B12]" office:value-type="percentage" office:value="0" calcext:value-type="percentage">
            <text:p>0.00%</text:p>
          </table:table-cell>
          <table:table-cell table:style-name="ce16" table:formula="of:=([.R31]-[.C12])/[.C12]" office:value-type="percentage" office:value="0" calcext:value-type="percentage">
            <text:p>0.00%</text:p>
          </table:table-cell>
          <table:table-cell table:style-name="ce16" table:formula="of:=([.S31]-[.D12])/[.D12]" office:value-type="percentage" office:value="0" calcext:value-type="percentage">
            <text:p>0.00%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3" table:formula="of:=[.G26]/[.$G$4]" office:value-type="float" office:value="0.0000120489717389133" calcext:value-type="float">
            <text:p>1.20489717389133E-05</text:p>
          </table:table-cell>
          <table:table-cell table:style-name="ce13" table:formula="of:=[.H26]/[.$G$4]" office:value-type="float" office:value="0.00000610080585764422" calcext:value-type="float">
            <text:p>6.10080585764422E-06</text:p>
          </table:table-cell>
          <table:table-cell table:style-name="ce13" table:formula="of:=[.I26]/[.$G$4]" office:value-type="float" office:value="0.00000205476935814164" calcext:value-type="float">
            <text:p>2.05476935814164E-06</text:p>
          </table:table-cell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16" table:formula="of:=([.Q32]-[.B13])/[.B13]" office:value-type="percentage" office:value="0" calcext:value-type="percentage">
            <text:p>0.00%</text:p>
          </table:table-cell>
          <table:table-cell table:style-name="ce16" table:formula="of:=([.R32]-[.C13])/[.C13]" office:value-type="percentage" office:value="0" calcext:value-type="percentage">
            <text:p>0.00%</text:p>
          </table:table-cell>
          <table:table-cell table:style-name="ce16" table:formula="of:=([.S32]-[.D13])/[.D13]" office:value-type="percentage" office:value="0" calcext:value-type="percentage">
            <text:p>0.00%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3" table:formula="of:=[.G27]/[.$G$4]" office:value-type="float" office:value="0.000729726457427146" calcext:value-type="float">
            <text:p>0.000729726457427146</text:p>
          </table:table-cell>
          <table:table-cell table:style-name="ce13" table:formula="of:=[.H27]/[.$G$4]" office:value-type="float" office:value="0.000370994950802689" calcext:value-type="float">
            <text:p>0.000370994950802689</text:p>
          </table:table-cell>
          <table:table-cell table:style-name="ce13" table:formula="of:=[.I27]/[.$G$4]" office:value-type="float" office:value="0.000124367619045415" calcext:value-type="float">
            <text:p>0.00012436761904541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3" table:number-columns-repeated="4"/>
          <table:table-cell table:number-columns-repeated="16375"/>
        </table:table-row>
        <table:table-row table:style-name="ro1">
          <table:table-cell table:number-columns-repeated="5"/>
          <table:table-cell table:style-name="ce12" office:value-type="string" calcext:value-type="string">
            <text:p>Sum to get deposit ratio</text:p>
          </table:table-cell>
          <table:table-cell table:style-name="ce13" table:number-columns-repeated="3"/>
          <table:table-cell table:number-columns-repeated="16375"/>
        </table:table-row>
        <table:table-row table:style-name="ro1">
          <table:table-cell table:number-columns-repeated="5"/>
          <table:table-cell table:style-name="ce13"/>
          <table:table-cell table:style-name="ce13" office:value-type="string" calcext:value-type="string">
            <text:p>unnormalized</text:p>
          </table:table-cell>
          <table:table-cell table:style-name="ce13" office:value-type="string" calcext:value-type="string">
            <text:p>normalized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3" table:formula="of:=SUM([.G36:.I36])" office:value-type="float" office:value="0.000279183588632153" calcext:value-type="float">
            <text:p>0.000279183588632153</text:p>
          </table:table-cell>
          <table:table-cell table:style-name="ce17" table:formula="of:=[.G42]/[.G$42]" office:value-type="float" office:value="1" calcext:value-type="float">
            <text:p>1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3" table:formula="of:=SUM([.G37:.I37])" office:value-type="float" office:value="0.0000202045469546992" calcext:value-type="float">
            <text:p>2.02045469546992E-05</text:p>
          </table:table-cell>
          <table:table-cell table:style-name="ce17" table:formula="of:=[.G43]/[.G$42]" office:value-type="float" office:value="0.0723701097678788" calcext:value-type="float">
            <text:p>0.0723701097678788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3" table:formula="of:=SUM([.G38:.I38])" office:value-type="float" office:value="0.00122508902727525" calcext:value-type="float">
            <text:p>0.00122508902727525</text:p>
          </table:table-cell>
          <table:table-cell table:style-name="ce17" table:formula="of:=[.G44]/[.G$42]" office:value-type="float" office:value="4.38811261534934" calcext:value-type="float">
            <text:p>4.38811261534934</text:p>
          </table:table-cell>
          <table:table-cell table:style-name="ce13"/>
          <table:table-cell table:number-columns-repeated="16375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_ratio_calculations" table:style-name="ta2">
        <table:table-column table:style-name="co1" table:number-columns-repeated="16384" table:default-cell-style-name="ce1"/>
        <table:table-row table:style-name="ro1">
          <table:table-cell table:style-name="ce12" office:value-type="string" calcext:value-type="string">
            <text:p>Setup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wapless vault division v1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wapless vault division v2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wapless vault division v3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Swapless vault division v2.2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wapless vault division v2.3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Exhange rate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ivide deposit USD value based on allocation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ivide deposit based on ideal flush division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Calculate ratio between actual and ideal deposit ratio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Divide deposit USD value based on allocation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ivide deposit USD value based on allocations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ratio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C21]/[.C43]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13" office:value-type="float" office:value="1208.16" calcext:value-type="float">
            <text:p>1208.16</text:p>
          </table:table-cell>
          <table:table-cell table:style-name="ce17" table:formula="of:=[.B$5]/[.B5]" office:value-type="float" office:value="1" calcext:value-type="float">
            <text:p>1</text:p>
          </table:table-cell>
          <table:table-cell table:style-name="ce13"/>
          <table:table-cell/>
          <table:table-cell table:style-name="ce13" office:value-type="string" calcext:value-type="string">
            <text:p>USD</text:p>
          </table:table-cell>
          <table:table-cell table:style-name="ce13" table:formula="of:=[.$D24]*[.B17]" office:value-type="float" office:value="214449.075" calcext:value-type="float">
            <text:p>214449.075</text:p>
          </table:table-cell>
          <table:table-cell table:style-name="ce13" table:formula="of:=[.$D24]*[.C17]" office:value-type="float" office:value="107224.5375" calcext:value-type="float">
            <text:p>107224.5375</text:p>
          </table:table-cell>
          <table:table-cell table:style-name="ce13" table:formula="of:=[.$D24]*[.D17]" office:value-type="float" office:value="35741.5125" calcext:value-type="float">
            <text:p>35741.5125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2" table:formula="of:=[.$B21]*[.B37]/[.$B43]" office:value-type="float" office:value="60.7857460891935" calcext:value-type="float">
            <text:p>60.7857460891935</text:p>
          </table:table-cell>
          <table:table-cell table:style-name="ce22" table:formula="of:=[.$B21]*[.C37]/[.$B43]" office:value-type="float" office:value="29.5301463830754" calcext:value-type="float">
            <text:p>29.5301463830754</text:p>
          </table:table-cell>
          <table:table-cell table:style-name="ce22" table:formula="of:=[.$B21]*[.D37]/[.$B43]" office:value-type="float" office:value="9.68410752773117" calcext:value-type="float">
            <text:p>9.68410752773117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C22]/[.C44]" office:value-type="float" office:value="1.0363394534091" calcext:value-type="float">
            <text:p>1.0363394534091</text:p>
          </table:table-cell>
          <table:table-cell table:style-name="ce13" table:number-columns-repeated="2"/>
          <table:table-cell table:number-columns-repeated="2"/>
          <table:table-cell table:style-name="ce13" office:value-type="string" calcext:value-type="string">
            <text:p>USD</text:p>
          </table:table-cell>
          <table:table-cell table:style-name="ce13" table:formula="of:=[.$D24]*[.B17]" office:value-type="float" office:value="214449.075" calcext:value-type="float">
            <text:p>214449.075</text:p>
          </table:table-cell>
          <table:table-cell table:style-name="ce13" table:formula="of:=[.$D24]*[.C17]" office:value-type="float" office:value="107224.5375" calcext:value-type="float">
            <text:p>107224.5375</text:p>
          </table:table-cell>
          <table:table-cell table:style-name="ce13" table:formula="of:=[.$D24]*[.D17]" office:value-type="float" office:value="35741.5125" calcext:value-type="float">
            <text:p>35741.5125</text:p>
          </table:table-cell>
          <table:table-cell/>
          <table:table-cell table:style-name="ce13" office:value-type="string" calcext:value-type="string">
            <text:p>USD</text:p>
          </table:table-cell>
          <table:table-cell table:style-name="ce13" table:formula="of:=[.$D24]*[.B17]" office:value-type="float" office:value="214449.075" calcext:value-type="float">
            <text:p>214449.075</text:p>
          </table:table-cell>
          <table:table-cell table:style-name="ce13" table:formula="of:=[.$D24]*[.C17]" office:value-type="float" office:value="107224.5375" calcext:value-type="float">
            <text:p>107224.5375</text:p>
          </table:table-cell>
          <table:table-cell table:style-name="ce13" table:formula="of:=[.$D24]*[.D17]" office:value-type="float" office:value="35741.5125" calcext:value-type="float">
            <text:p>35741.5125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13" office:value-type="float" office:value="16404.71" calcext:value-type="float">
            <text:p>16404.71</text:p>
          </table:table-cell>
          <table:table-cell table:style-name="ce17" table:formula="of:=[.B$5]/[.B6]" office:value-type="float" office:value="0.0736471415831185" calcext:value-type="float">
            <text:p>0.0736471415831185</text:p>
          </table:table-cell>
          <table:table-cell table:style-name="ce13"/>
          <table:table-cell/>
          <table:table-cell table:style-name="ce13" table:number-columns-repeated="4"/>
          <table:table-cell/>
          <table:table-cell table:style-name="ce13" office:value-type="string" calcext:value-type="string">
            <text:p>BTC</text:p>
          </table:table-cell>
          <table:table-cell table:style-name="ce22" table:formula="of:=[.$B22]*[.B38]/[.$B44]" office:value-type="float" office:value="4.47262134827687" calcext:value-type="float">
            <text:p>4.47262134827687</text:p>
          </table:table-cell>
          <table:table-cell table:style-name="ce22" table:formula="of:=[.$B22]*[.C38]/[.$B44]" office:value-type="float" office:value="2.2646409263678" calcext:value-type="float">
            <text:p>2.2646409263678</text:p>
          </table:table-cell>
          <table:table-cell table:style-name="ce22" table:formula="of:=[.$B22]*[.D38]/[.$B44]" office:value-type="float" office:value="0.762737725355333" calcext:value-type="float">
            <text:p>0.762737725355333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C23]/[.C45]" office:value-type="float" office:value="0.957131315479157" calcext:value-type="float">
            <text:p>0.957131315479157</text:p>
          </table:table-cell>
          <table:table-cell table:style-name="ce13" table:number-columns-repeated="2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13" office:value-type="float" office:value="270.39" calcext:value-type="float">
            <text:p>270.39</text:p>
          </table:table-cell>
          <table:table-cell table:style-name="ce17" table:formula="of:=[.B$5]/[.B7]" office:value-type="float" office:value="4.46821258182625" calcext:value-type="float">
            <text:p>4.46821258182625</text:p>
          </table:table-cell>
          <table:table-cell table:style-name="ce13"/>
          <table:table-cell/>
          <table:table-cell table:style-name="ce12" office:value-type="string" calcext:value-type="string">
            <text:p>Calculate ideal number of tokens needed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BNB</text:p>
          </table:table-cell>
          <table:table-cell table:style-name="ce22" table:formula="of:=[.$B23]*[.B39]/[.$B45]" office:value-type="float" office:value="250.173746801946" calcext:value-type="float">
            <text:p>250.173746801946</text:p>
          </table:table-cell>
          <table:table-cell table:style-name="ce22" table:formula="of:=[.$B23]*[.C39]/[.$B45]" office:value-type="float" office:value="127.189025342662" calcext:value-type="float">
            <text:p>127.189025342662</text:p>
          </table:table-cell>
          <table:table-cell table:style-name="ce22" table:formula="of:=[.$B23]*[.D39]/[.$B45]" office:value-type="float" office:value="42.6372278553911" calcext:value-type="float">
            <text:p>42.6372278553911</text:p>
          </table:table-cell>
          <table:table-cell/>
          <table:table-cell table:style-name="ce13" table:number-columns-repeated="4"/>
          <table:table-cell table:number-columns-repeated="2"/>
          <table:table-cell table:style-name="ce12" office:value-type="string" calcext:value-type="string">
            <text:p>Calculate ideal number of tokens needed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Calculate ideal number of tokens needed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 table:number-columns-repeated="4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6"/>
          <table:table-cell table:style-name="ce12" office:value-type="string" calcext:value-type="string">
            <text:p>Find index of the smallest ratio</text:p>
          </table:table-cell>
          <table:table-cell table:style-name="ce13" table:number-columns-repeated="3"/>
          <table:table-cell table:number-columns-repeated="2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style-name="ce12" office:value-type="string" calcext:value-type="string">
            <text:p>Strategy ratios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ETH</text:p>
          </table:table-cell>
          <table:table-cell table:style-name="ce13" table:formula="of:=[.G$5]*[.B30]/[.B$33]/[.$B5]" office:value-type="float" office:value="60.6547146504955" calcext:value-type="float">
            <text:p>60.6547146504955</text:p>
          </table:table-cell>
          <table:table-cell table:style-name="ce13" table:formula="of:=[.H$5]*[.C30]/[.C$33]/[.$B5]" office:value-type="float" office:value="29.4664903812249" calcext:value-type="float">
            <text:p>29.4664903812249</text:p>
          </table:table-cell>
          <table:table-cell table:style-name="ce13" table:formula="of:=[.I$5]*[.D30]/[.D$33]/[.$B5]" office:value-type="float" office:value="9.66323219718899" calcext:value-type="float">
            <text:p>9.66323219718899</text:p>
          </table:table-cell>
          <table:table-cell table:number-columns-repeated="6"/>
          <table:table-cell table:style-name="ce13" office:value-type="string" calcext:value-type="string">
            <text:p>index</text:p>
          </table:table-cell>
          <table:table-cell table:style-name="ce13" table:formula="of:=MATCH(0;[.Q4:.Q6];-1)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13" table:formula="of:=[.W$5]*[.B30]/[.B$33]/[.$B5]" office:value-type="float" office:value="60.6547146504955" calcext:value-type="float">
            <text:p>60.6547146504955</text:p>
          </table:table-cell>
          <table:table-cell table:style-name="ce13" table:formula="of:=[.X$5]*[.C30]/[.C$33]/[.$B5]" office:value-type="float" office:value="29.4664903812249" calcext:value-type="float">
            <text:p>29.4664903812249</text:p>
          </table:table-cell>
          <table:table-cell table:style-name="ce13" table:formula="of:=[.Y$5]*[.D30]/[.D$33]/[.$B5]" office:value-type="float" office:value="9.66323219718899" calcext:value-type="float">
            <text:p>9.66323219718899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W$5]*[.B30]/[.B$33]/[.$B5]" office:value-type="float" office:value="60.6547146504955" calcext:value-type="float">
            <text:p>60.6547146504955</text:p>
          </table:table-cell>
          <table:table-cell table:style-name="ce13" table:formula="of:=[.X$5]*[.C30]/[.C$33]/[.$B5]" office:value-type="float" office:value="29.4664903812249" calcext:value-type="float">
            <text:p>29.4664903812249</text:p>
          </table:table-cell>
          <table:table-cell table:style-name="ce13" table:formula="of:=[.Y$5]*[.D30]/[.D$33]/[.$B5]" office:value-type="float" office:value="9.66323219718899" calcext:value-type="float">
            <text:p>9.66323219718899</text:p>
          </table:table-cell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G$5]*[.B31]/[.B$33]/[.$B6]" office:value-type="float" office:value="4.30648474018518" calcext:value-type="float">
            <text:p>4.30648474018518</text:p>
          </table:table-cell>
          <table:table-cell table:style-name="ce13" table:formula="of:=[.H$5]*[.C31]/[.C$33]/[.$B6]" office:value-type="float" office:value="2.18052028821064" calcext:value-type="float">
            <text:p>2.18052028821064</text:p>
          </table:table-cell>
          <table:table-cell table:style-name="ce13" table:formula="of:=[.I$5]*[.D31]/[.D$33]/[.$B6]" office:value-type="float" office:value="0.734405646986364" calcext:value-type="float">
            <text:p>0.734405646986364</text:p>
          </table:table-cell>
          <table:table-cell table:number-columns-repeated="6"/>
          <table:table-cell table:style-name="ce13" table:number-columns-repeated="4"/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13" table:formula="of:=[.W$5]*[.B31]/[.B$33]/[.$B6]" office:value-type="float" office:value="4.30648474018518" calcext:value-type="float">
            <text:p>4.30648474018518</text:p>
          </table:table-cell>
          <table:table-cell table:style-name="ce13" table:formula="of:=[.X$5]*[.C31]/[.C$33]/[.$B6]" office:value-type="float" office:value="2.18052028821064" calcext:value-type="float">
            <text:p>2.18052028821064</text:p>
          </table:table-cell>
          <table:table-cell table:style-name="ce13" table:formula="of:=[.Y$5]*[.D31]/[.D$33]/[.$B6]" office:value-type="float" office:value="0.734405646986364" calcext:value-type="float">
            <text:p>0.734405646986364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W$5]*[.B31]/[.B$33]/[.$B6]" office:value-type="float" office:value="4.30648474018518" calcext:value-type="float">
            <text:p>4.30648474018518</text:p>
          </table:table-cell>
          <table:table-cell table:style-name="ce13" table:formula="of:=[.X$5]*[.C31]/[.C$33]/[.$B6]" office:value-type="float" office:value="2.18052028821064" calcext:value-type="float">
            <text:p>2.18052028821064</text:p>
          </table:table-cell>
          <table:table-cell table:style-name="ce13" table:formula="of:=[.Y$5]*[.D31]/[.D$33]/[.$B6]" office:value-type="float" office:value="0.734405646986364" calcext:value-type="float">
            <text:p>0.734405646986364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G$5]*[.B32]/[.B$33]/[.$B7]" office:value-type="float" office:value="260.815272997131" calcext:value-type="float">
            <text:p>260.815272997131</text:p>
          </table:table-cell>
          <table:table-cell table:style-name="ce13" table:formula="of:=[.H$5]*[.C32]/[.C$33]/[.$B7]" office:value-type="float" office:value="132.599206715512" calcext:value-type="float">
            <text:p>132.599206715512</text:p>
          </table:table-cell>
          <table:table-cell table:style-name="ce13" table:formula="of:=[.I$5]*[.D32]/[.D$33]/[.$B7]" office:value-type="float" office:value="44.4508681070694" calcext:value-type="float">
            <text:p>44.4508681070694</text:p>
          </table:table-cell>
          <table:table-cell table:number-columns-repeated="6"/>
          <table:table-cell table:style-name="ce12" office:value-type="string" calcext:value-type="string">
            <text:p>Rescale ideal deposit ratio on smallest ratio index</text:p>
          </table:table-cell>
          <table:table-cell table:style-name="ce13" table:number-columns-repeated="3"/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13" table:formula="of:=[.W$5]*[.B32]/[.B$33]/[.$B7]" office:value-type="float" office:value="260.815272997131" calcext:value-type="float">
            <text:p>260.815272997131</text:p>
          </table:table-cell>
          <table:table-cell table:style-name="ce13" table:formula="of:=[.X$5]*[.C32]/[.C$33]/[.$B7]" office:value-type="float" office:value="132.599206715512" calcext:value-type="float">
            <text:p>132.599206715512</text:p>
          </table:table-cell>
          <table:table-cell table:style-name="ce13" table:formula="of:=[.Y$5]*[.D32]/[.D$33]/[.$B7]" office:value-type="float" office:value="44.4508681070694" calcext:value-type="float">
            <text:p>44.4508681070694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W$5]*[.B32]/[.B$33]/[.$B7]" office:value-type="float" office:value="260.815272997131" calcext:value-type="float">
            <text:p>260.815272997131</text:p>
          </table:table-cell>
          <table:table-cell table:style-name="ce13" table:formula="of:=[.X$5]*[.C32]/[.C$33]/[.$B7]" office:value-type="float" office:value="132.599206715512" calcext:value-type="float">
            <text:p>132.599206715512</text:p>
          </table:table-cell>
          <table:table-cell table:style-name="ce13" table:formula="of:=[.Y$5]*[.D32]/[.D$33]/[.$B7]" office:value-type="float" office:value="44.4508681070694" calcext:value-type="float">
            <text:p>44.4508681070694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23" office:value-type="float" office:value="0.071" calcext:value-type="float">
            <text:p>0.071</text:p>
          </table:table-cell>
          <table:table-cell table:style-name="ce23" office:value-type="float" office:value="0.074" calcext:value-type="float">
            <text:p>0.074</text:p>
          </table:table-cell>
          <table:table-cell table:style-name="ce23" office:value-type="float" office:value="0.076" calcext:value-type="float">
            <text:p>0.076</text:p>
          </table:table-cell>
          <table:table-cell/>
          <table:table-cell table:style-name="ce13" table:number-columns-repeated="4"/>
          <table:table-cell table:number-columns-repeated="6"/>
          <table:table-cell table:style-name="ce13"/>
          <table:table-cell table:style-name="ce13" office:value-type="string" calcext:value-type="string">
            <text:p>ratio</text:p>
          </table:table-cell>
          <table:table-cell table:style-name="ce13" table:number-columns-repeated="2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23" office:value-type="float" office:value="4.3" calcext:value-type="float">
            <text:p>4.3</text:p>
          </table:table-cell>
          <table:table-cell table:style-name="ce23" office:value-type="float" office:value="4.5" calcext:value-type="float">
            <text:p>4.5</text:p>
          </table:table-cell>
          <table:table-cell table:style-name="ce23" office:value-type="float" office:value="4.6" calcext:value-type="float">
            <text:p>4.6</text:p>
          </table:table-cell>
          <table:table-cell/>
          <table:table-cell table:style-name="ce12" office:value-type="string" calcext:value-type="string">
            <text:p>Calculate remainder of tokens</text:p>
          </table:table-cell>
          <table:table-cell table:style-name="ce13" table:number-columns-repeated="3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13" table:number-matrix-columns-spanned="1" table:number-matrix-rows-spanned="1" table:formula="of:=[.B43]/INDEX([.B$43:.B$45];[.Q$9])" office:value-type="float" office:value="0.227888408447418" calcext:value-type="float">
            <text:p>0.227888408447418</text:p>
          </table:table-cell>
          <table:table-cell table:style-name="ce13" table:number-columns-repeated="2"/>
          <table:table-cell table:number-columns-repeated="2"/>
          <table:table-cell table:style-name="ce12" office:value-type="string" calcext:value-type="string">
            <text:p>Calculate ratio between ideal and actual token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Calculate remainder of tokens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 table:number-columns-repeated="4"/>
          <table:table-cell/>
          <table:table-cell table:style-name="ce13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remainder</text:p>
          </table:table-cell>
          <table:table-cell table:style-name="ce13"/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13" table:number-matrix-columns-spanned="1" table:number-matrix-rows-spanned="1" table:formula="of:=[.B44]/INDEX([.B$43:.B$45];[.Q$9])" office:value-type="float" office:value="0.0164923091341669" calcext:value-type="float">
            <text:p>0.0164923091341669</text:p>
          </table:table-cell>
          <table:table-cell table:style-name="ce13" table:number-columns-repeated="2"/>
          <table:table-cell table:number-columns-repeated="2"/>
          <table:table-cell table:style-name="ce13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ratio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remainder</text:p>
          </table:table-cell>
          <table:table-cell table:style-name="ce13"/>
          <table:table-cell table:number-columns-repeated="16354"/>
        </table:table-row>
        <table:table-row table:style-name="ro1">
          <table:table-cell table:style-name="ce12" office:value-type="string" calcext:value-type="string">
            <text:p>Vault allocation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ETH</text:p>
          </table:table-cell>
          <table:table-cell table:style-name="ce13" table:formula="of:=SUM([.G9:.I9])" office:value-type="float" office:value="99.7844372289094" calcext:value-type="float">
            <text:p>99.7844372289094</text:p>
          </table:table-cell>
          <table:table-cell table:style-name="ce13" table:formula="of:=[.B21]-[.G15]" office:value-type="float" office:value="0.215562771090617" calcext:value-type="float">
            <text:p>0.215562771090617</text:p>
          </table:table-cell>
          <table:table-cell table:style-name="ce13"/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13" table:number-matrix-columns-spanned="1" table:number-matrix-rows-spanned="1" table:formula="of:=[.B45]/INDEX([.B$43:.B$45];[.Q$9])" office:value-type="float" office:value="1" calcext:value-type="float">
            <text:p>1</text:p>
          </table:table-cell>
          <table:table-cell table:style-name="ce13" table:number-columns-repeated="2"/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13" table:formula="of:=SUM([.W9:.Y9])" office:value-type="float" office:value="99.7844372289094" calcext:value-type="float">
            <text:p>99.7844372289094</text:p>
          </table:table-cell>
          <table:table-cell table:style-name="ce13" table:formula="of:=[.B21]/[.W15]" office:value-type="float" office:value="1.00216028447999" calcext:value-type="float">
            <text:p>1.00216028447999</text:p>
          </table:table-cell>
          <table:table-cell table:style-name="ce13"/>
          <table:table-cell/>
          <table:table-cell table:style-name="ce13" office:value-type="string" calcext:value-type="string">
            <text:p>ETH</text:p>
          </table:table-cell>
          <table:table-cell table:style-name="ce13" table:formula="of:=SUM([.AB9:.AD9])" office:value-type="float" office:value="99.7844372289094" calcext:value-type="float">
            <text:p>99.7844372289094</text:p>
          </table:table-cell>
          <table:table-cell table:style-name="ce13" table:formula="of:=[.B21]-[.AB15]" office:value-type="float" office:value="0.215562771090617" calcext:value-type="float">
            <text:p>0.215562771090617</text:p>
          </table:table-cell>
          <table:table-cell table:style-name="ce13"/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SUM([.G10:.I10])" office:value-type="float" office:value="7.22141067538219" calcext:value-type="float">
            <text:p>7.22141067538219</text:p>
          </table:table-cell>
          <table:table-cell table:style-name="ce13" table:formula="of:=[.B22]-[.G16]" office:value-type="float" office:value="0.278589324617815" calcext:value-type="float">
            <text:p>0.278589324617815</text:p>
          </table:table-cell>
          <table:table-cell table:style-name="ce13"/>
          <table:table-cell table:number-columns-repeated="6"/>
          <table:table-cell table:style-name="ce13" table:number-columns-repeated="4"/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13" table:formula="of:=SUM([.W10:.Y10])" office:value-type="float" office:value="7.22141067538219" calcext:value-type="float">
            <text:p>7.22141067538219</text:p>
          </table:table-cell>
          <table:table-cell table:style-name="ce13" table:formula="of:=[.B22]/[.W16]" office:value-type="float" office:value="1.0385782414463" calcext:value-type="float">
            <text:p>1.0385782414463</text:p>
          </table:table-cell>
          <table:table-cell table:style-name="ce13"/>
          <table:table-cell/>
          <table:table-cell table:style-name="ce13" office:value-type="string" calcext:value-type="string">
            <text:p>BTC</text:p>
          </table:table-cell>
          <table:table-cell table:style-name="ce13" table:formula="of:=SUM([.AB10:.AD10])" office:value-type="float" office:value="7.22141067538219" calcext:value-type="float">
            <text:p>7.22141067538219</text:p>
          </table:table-cell>
          <table:table-cell table:style-name="ce13" table:formula="of:=[.B22]-[.AB16]" office:value-type="float" office:value="0.278589324617815" calcext:value-type="float">
            <text:p>0.278589324617815</text:p>
          </table:table-cell>
          <table:table-cell table:style-name="ce13"/>
          <table:table-cell table:number-columns-repeated="16354"/>
        </table:table-row>
        <table:table-row table:style-name="ro1">
          <table:table-cell table:style-name="ce13" office:value-type="string" calcext:value-type="string">
            <text:p>allocation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float" office:value="0.3" calcext:value-type="float">
            <text:p>0.3</text:p>
          </table:table-cell>
          <table:table-cell table:style-name="ce18" office:value-type="float" office:value="0.1" calcext:value-type="float">
            <text:p>0.1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SUM([.G11:.I11])" office:value-type="float" office:value="437.865347819712" calcext:value-type="float">
            <text:p>437.865347819712</text:p>
          </table:table-cell>
          <table:table-cell table:style-name="ce13" table:formula="of:=[.B23]-[.G17]" office:value-type="float" office:value="-17.865347819712" calcext:value-type="float">
            <text:p>-17.865347819712</text:p>
          </table:table-cell>
          <table:table-cell table:style-name="ce13"/>
          <table:table-cell table:number-columns-repeated="6"/>
          <table:table-cell table:style-name="ce12" office:value-type="string" calcext:value-type="string">
            <text:p>Split deposit into ideal part and remainder</text:p>
          </table:table-cell>
          <table:table-cell table:style-name="ce13" table:number-columns-repeated="3"/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13" table:formula="of:=SUM([.W11:.Y11])" office:value-type="float" office:value="437.865347819712" calcext:value-type="float">
            <text:p>437.865347819712</text:p>
          </table:table-cell>
          <table:table-cell table:style-name="ce13" table:formula="of:=[.B23]/[.W17]" office:value-type="float" office:value="0.959198991405303" calcext:value-type="float">
            <text:p>0.959198991405303</text:p>
          </table:table-cell>
          <table:table-cell table:style-name="ce13"/>
          <table:table-cell/>
          <table:table-cell table:style-name="ce13" office:value-type="string" calcext:value-type="string">
            <text:p>BNB</text:p>
          </table:table-cell>
          <table:table-cell table:style-name="ce13" table:formula="of:=SUM([.AB11:.AD11])" office:value-type="float" office:value="437.865347819712" calcext:value-type="float">
            <text:p>437.865347819712</text:p>
          </table:table-cell>
          <table:table-cell table:style-name="ce13" table:formula="of:=[.B23]-[.AB17]" office:value-type="float" office:value="-17.865347819712" calcext:value-type="float">
            <text:p>-17.865347819712</text:p>
          </table:table-cell>
          <table:table-cell table:style-name="ce13"/>
          <table:table-cell table:number-columns-repeated="16354"/>
        </table:table-row>
        <table:table-row table:style-name="ro1">
          <table:table-cell table:style-name="ce13" table:number-columns-repeated="4"/>
          <table:table-cell/>
          <table:table-cell table:style-name="ce13" table:number-columns-repeated="4"/>
          <table:table-cell table:number-columns-repeated="6"/>
          <table:table-cell table:style-name="ce13"/>
          <table:table-cell table:style-name="ce13" office:value-type="string" calcext:value-type="string">
            <text:p>ideal part</text:p>
          </table:table-cell>
          <table:table-cell table:style-name="ce13" office:value-type="string" calcext:value-type="string">
            <text:p>remainder</text:p>
          </table:table-cell>
          <table:table-cell table:style-name="ce13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style-name="ce12" office:value-type="string" calcext:value-type="string">
            <text:p>Actual deposit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ivide remainder based on allocation</text:p>
          </table:table-cell>
          <table:table-cell table:style-name="ce13" table:number-columns-repeated="3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13" table:number-matrix-columns-spanned="1" table:number-matrix-rows-spanned="1" table:formula="of:=INDEX([.B$21:.B$23];[.Q$9])*[.Q13]" office:value-type="float" office:value="95.7131315479157" calcext:value-type="float">
            <text:p>95.7131315479157</text:p>
          </table:table-cell>
          <table:table-cell table:style-name="ce13" table:formula="of:=[.B21]-[.Q19]" office:value-type="float" office:value="4.28686845208433" calcext:value-type="float">
            <text:p>4.28686845208433</text:p>
          </table:table-cell>
          <table:table-cell table:style-name="ce13"/>
          <table:table-cell table:number-columns-repeated="2"/>
          <table:table-cell table:style-name="ce12" office:value-type="string" calcext:value-type="string">
            <text:p>Calculate correction to ideal number of token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Divide remainder based on ideal ratio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tokens</text:p>
          </table:table-cell>
          <table:table-cell table:style-name="ce13" office:value-type="string" calcext:value-type="string">
            <text:p>ratio</text:p>
          </table:table-cell>
          <table:table-cell table:style-name="ce13" office:value-type="string" calcext:value-type="string">
            <text:p>USD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13" table:number-matrix-columns-spanned="1" table:number-matrix-rows-spanned="1" table:formula="of:=INDEX([.B$21:.B$23];[.Q$9])*[.Q14]" office:value-type="float" office:value="6.92676983635008" calcext:value-type="float">
            <text:p>6.92676983635008</text:p>
          </table:table-cell>
          <table:table-cell table:style-name="ce13" table:formula="of:=[.B22]-[.Q20]" office:value-type="float" office:value="0.573230163649918" calcext:value-type="float">
            <text:p>0.573230163649918</text:p>
          </table:table-cell>
          <table:table-cell table:style-name="ce13"/>
          <table:table-cell table:number-columns-repeated="2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20" office:value-type="float" office:value="100" calcext:value-type="float">
            <text:p>100</text:p>
          </table:table-cell>
          <table:table-cell table:style-name="ce17" table:formula="of:=[.B21]/[.B$21]" office:value-type="float" office:value="1" calcext:value-type="float">
            <text:p>1</text:p>
          </table:table-cell>
          <table:table-cell table:style-name="ce13" table:formula="of:=[.B21]*[.B5]" office:value-type="float" office:value="120816" calcext:value-type="float">
            <text:p>120816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$H15]*[.B$17]" office:value-type="float" office:value="0.12933766265437" calcext:value-type="float">
            <text:p>0.12933766265437</text:p>
          </table:table-cell>
          <table:table-cell table:style-name="ce13" table:formula="of:=[.$H15]*[.C$17]" office:value-type="float" office:value="0.0646688313271852" calcext:value-type="float">
            <text:p>0.0646688313271852</text:p>
          </table:table-cell>
          <table:table-cell table:style-name="ce13" table:formula="of:=[.$H15]*[.D$17]" office:value-type="float" office:value="0.0215562771090617" calcext:value-type="float">
            <text:p>0.0215562771090617</text:p>
          </table:table-cell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13" table:number-matrix-columns-spanned="1" table:number-matrix-rows-spanned="1" table:formula="of:=INDEX([.B$21:.B$23];[.Q$9])*[.Q15]" office:value-type="float" office:value="420" calcext:value-type="float">
            <text:p>420</text:p>
          </table:table-cell>
          <table:table-cell table:style-name="ce13" table:formula="of:=[.B23]-[.Q21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13" table:formula="of:=[.W9]*([.$X15]-1)" office:value-type="float" office:value="0.131031438697967" calcext:value-type="float">
            <text:p>0.131031438697967</text:p>
          </table:table-cell>
          <table:table-cell table:style-name="ce13" table:formula="of:=[.X9]*([.$X15]-1)" office:value-type="float" office:value="0.0636560018504707" calcext:value-type="float">
            <text:p>0.0636560018504707</text:p>
          </table:table-cell>
          <table:table-cell table:style-name="ce13" table:formula="of:=[.Y9]*([.$X15]-1)" office:value-type="float" office:value="0.0208753305421716" calcext:value-type="float">
            <text:p>0.0208753305421716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3" table:formula="of:=[.$AC15]*[.B37]/[.$B43]" office:value-type="float" office:value="0.131031438697972" calcext:value-type="float">
            <text:p>0.131031438697972</text:p>
          </table:table-cell>
          <table:table-cell table:style-name="ce13" table:formula="of:=[.$AC15]*[.C37]/[.$B43]" office:value-type="float" office:value="0.063656001850473" calcext:value-type="float">
            <text:p>0.063656001850473</text:p>
          </table:table-cell>
          <table:table-cell table:style-name="ce13" table:formula="of:=[.$AC15]*[.D37]/[.$B43]" office:value-type="float" office:value="0.0208753305421724" calcext:value-type="float">
            <text:p>0.0208753305421724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20" office:value-type="float" office:value="7.5" calcext:value-type="float">
            <text:p>7.5</text:p>
          </table:table-cell>
          <table:table-cell table:style-name="ce17" table:formula="of:=[.B22]/[.B$21]" office:value-type="float" office:value="0.075" calcext:value-type="float">
            <text:p>0.075</text:p>
          </table:table-cell>
          <table:table-cell table:style-name="ce13" table:formula="of:=[.B22]*[.B6]" office:value-type="float" office:value="123035.325" calcext:value-type="float">
            <text:p>123035.325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$H16]*[.B$17]" office:value-type="float" office:value="0.167153594770689" calcext:value-type="float">
            <text:p>0.167153594770689</text:p>
          </table:table-cell>
          <table:table-cell table:style-name="ce13" table:formula="of:=[.$H16]*[.C$17]" office:value-type="float" office:value="0.0835767973853444" calcext:value-type="float">
            <text:p>0.0835767973853444</text:p>
          </table:table-cell>
          <table:table-cell table:style-name="ce13" table:formula="of:=[.$H16]*[.D$17]" office:value-type="float" office:value="0.0278589324617815" calcext:value-type="float">
            <text:p>0.0278589324617815</text:p>
          </table:table-cell>
          <table:table-cell table:number-columns-repeated="6"/>
          <table:table-cell table:style-name="ce13" table:number-columns-repeated="4"/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13" table:formula="of:=[.W10]*([.$X16]-1)" office:value-type="float" office:value="0.16613660809169" calcext:value-type="float">
            <text:p>0.16613660809169</text:p>
          </table:table-cell>
          <table:table-cell table:style-name="ce13" table:formula="of:=[.X10]*([.$X16]-1)" office:value-type="float" office:value="0.0841206381571557" calcext:value-type="float">
            <text:p>0.0841206381571557</text:p>
          </table:table-cell>
          <table:table-cell table:style-name="ce13" table:formula="of:=[.Y10]*([.$X16]-1)" office:value-type="float" office:value="0.0283320783689694" calcext:value-type="float">
            <text:p>0.0283320783689694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3" table:formula="of:=[.$AC16]*[.B38]/[.$B44]" office:value-type="float" office:value="0.16613660809169" calcext:value-type="float">
            <text:p>0.16613660809169</text:p>
          </table:table-cell>
          <table:table-cell table:style-name="ce13" table:formula="of:=[.$AC16]*[.C38]/[.$B44]" office:value-type="float" office:value="0.0841206381571556" calcext:value-type="float">
            <text:p>0.0841206381571556</text:p>
          </table:table-cell>
          <table:table-cell table:style-name="ce13" table:formula="of:=[.$AC16]*[.D38]/[.$B44]" office:value-type="float" office:value="0.0283320783689694" calcext:value-type="float">
            <text:p>0.0283320783689694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20" office:value-type="float" office:value="420" calcext:value-type="float">
            <text:p>420</text:p>
          </table:table-cell>
          <table:table-cell table:style-name="ce17" table:formula="of:=[.B23]/[.B$21]" office:value-type="float" office:value="4.2" calcext:value-type="float">
            <text:p>4.2</text:p>
          </table:table-cell>
          <table:table-cell table:style-name="ce13" table:formula="of:=[.B23]*[.B7]" office:value-type="float" office:value="113563.8" calcext:value-type="float">
            <text:p>113563.8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$H17]*[.B$17]" office:value-type="float" office:value="-10.7192086918272" calcext:value-type="float">
            <text:p>-10.7192086918272</text:p>
          </table:table-cell>
          <table:table-cell table:style-name="ce13" table:formula="of:=[.$H17]*[.C$17]" office:value-type="float" office:value="-5.35960434591361" calcext:value-type="float">
            <text:p>-5.35960434591361</text:p>
          </table:table-cell>
          <table:table-cell table:style-name="ce13" table:formula="of:=[.$H17]*[.D$17]" office:value-type="float" office:value="-1.7865347819712" calcext:value-type="float">
            <text:p>-1.7865347819712</text:p>
          </table:table-cell>
          <table:table-cell table:number-columns-repeated="6"/>
          <table:table-cell table:style-name="ce12" office:value-type="string" calcext:value-type="string">
            <text:p>Divide ideal part based on ideal flush division</text:p>
          </table:table-cell>
          <table:table-cell table:style-name="ce13" table:number-columns-repeated="3"/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13" table:formula="of:=[.W11]*([.$X17]-1)" office:value-type="float" office:value="-10.6415261951842" calcext:value-type="float">
            <text:p>-10.6415261951842</text:p>
          </table:table-cell>
          <table:table-cell table:style-name="ce13" table:formula="of:=[.X11]*([.$X17]-1)" office:value-type="float" office:value="-5.4101813728496" calcext:value-type="float">
            <text:p>-5.4101813728496</text:p>
          </table:table-cell>
          <table:table-cell table:style-name="ce13" table:formula="of:=[.Y11]*([.$X17]-1)" office:value-type="float" office:value="-1.81364025167828" calcext:value-type="float">
            <text:p>-1.81364025167828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3" table:formula="of:=[.$AC17]*[.B39]/[.$B45]" office:value-type="float" office:value="-10.6415261951842" calcext:value-type="float">
            <text:p>-10.6415261951842</text:p>
          </table:table-cell>
          <table:table-cell table:style-name="ce13" table:formula="of:=[.$AC17]*[.C39]/[.$B45]" office:value-type="float" office:value="-5.41018137284961" calcext:value-type="float">
            <text:p>-5.41018137284961</text:p>
          </table:table-cell>
          <table:table-cell table:style-name="ce13" table:formula="of:=[.$AC17]*[.D39]/[.$B45]" office:value-type="float" office:value="-1.81364025167828" calcext:value-type="float">
            <text:p>-1.81364025167828</text:p>
          </table:table-cell>
          <table:table-cell table:number-columns-repeated="1635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total</text:p>
          </table:table-cell>
          <table:table-cell table:style-name="ce13" table:formula="of:=SUM([.D21:.D23])" office:value-type="float" office:value="357415.125" calcext:value-type="float">
            <text:p>357415.125</text:p>
          </table:table-cell>
          <table:table-cell/>
          <table:table-cell table:style-name="ce13" table:number-columns-repeated="4"/>
          <table:table-cell table:number-columns-repeated="6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number-columns-repeated="5"/>
          <table:table-cell table:style-name="ce12" office:value-type="string" calcext:value-type="string">
            <text:p>Add remainder to ideal flush division</text:p>
          </table:table-cell>
          <table:table-cell table:style-name="ce13" table:number-columns-repeated="3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13" table:formula="of:=[.$Q19]*[.B37]/[.$B43]" office:value-type="float" office:value="58.1799411167317" calcext:value-type="float">
            <text:p>58.1799411167317</text:p>
          </table:table-cell>
          <table:table-cell table:style-name="ce13" table:formula="of:=[.$Q19]*[.C37]/[.$B43]" office:value-type="float" office:value="28.264227853925" calcext:value-type="float">
            <text:p>28.264227853925</text:p>
          </table:table-cell>
          <table:table-cell table:style-name="ce13" table:formula="of:=[.$Q19]*[.D37]/[.$B43]" office:value-type="float" office:value="9.26896257725893" calcext:value-type="float">
            <text:p>9.26896257725893</text:p>
          </table:table-cell>
          <table:table-cell table:number-columns-repeated="2"/>
          <table:table-cell table:style-name="ce12" office:value-type="string" calcext:value-type="string">
            <text:p>Correct ideal number of token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Add ideal number and remainder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2" office:value-type="string" calcext:value-type="string">
            <text:p>Ideal ratio calculation</text:p>
          </table:table-cell>
          <table:table-cell table:style-name="ce13" table:number-columns-repeated="3"/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13" table:formula="of:=[.$Q20]*[.B38]/[.$B44]" office:value-type="float" office:value="4.13077581928795" calcext:value-type="float">
            <text:p>4.13077581928795</text:p>
          </table:table-cell>
          <table:table-cell table:style-name="ce13" table:formula="of:=[.$Q20]*[.C38]/[.$B44]" office:value-type="float" office:value="2.09155286119045" calcext:value-type="float">
            <text:p>2.09155286119045</text:p>
          </table:table-cell>
          <table:table-cell table:style-name="ce13" table:formula="of:=[.$Q20]*[.D38]/[.$B44]" office:value-type="float" office:value="0.704441155871679" calcext:value-type="float">
            <text:p>0.704441155871679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style-name="ce13" table:number-columns-repeated="4"/>
          <table:table-cell/>
          <table:table-cell table:style-name="ce13" office:value-type="string" calcext:value-type="string">
            <text:p>ETH</text:p>
          </table:table-cell>
          <table:table-cell table:style-name="ce22" table:formula="of:=[.G9]+[.G21]" office:value-type="float" office:value="60.7840523131499" calcext:value-type="float">
            <text:p>60.7840523131499</text:p>
          </table:table-cell>
          <table:table-cell table:style-name="ce22" table:formula="of:=[.H9]+[.H21]" office:value-type="float" office:value="29.5311592125521" calcext:value-type="float">
            <text:p>29.5311592125521</text:p>
          </table:table-cell>
          <table:table-cell table:style-name="ce22" table:formula="of:=[.I9]+[.I21]" office:value-type="float" office:value="9.68478847429805" calcext:value-type="float">
            <text:p>9.68478847429805</text:p>
          </table:table-cell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13" table:formula="of:=[.$Q21]*[.B39]/[.$B45]" office:value-type="float" office:value="250.173746801946" calcext:value-type="float">
            <text:p>250.173746801946</text:p>
          </table:table-cell>
          <table:table-cell table:style-name="ce13" table:formula="of:=[.$Q21]*[.C39]/[.$B45]" office:value-type="float" office:value="127.189025342662" calcext:value-type="float">
            <text:p>127.189025342662</text:p>
          </table:table-cell>
          <table:table-cell table:style-name="ce13" table:formula="of:=[.$Q21]*[.D39]/[.$B45]" office:value-type="float" office:value="42.6372278553911" calcext:value-type="float">
            <text:p>42.6372278553911</text:p>
          </table:table-cell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22" table:formula="of:=[.W9]+[.W21]" office:value-type="float" office:value="60.7857460891935" calcext:value-type="float">
            <text:p>60.7857460891935</text:p>
          </table:table-cell>
          <table:table-cell table:style-name="ce22" table:formula="of:=[.X9]+[.X21]" office:value-type="float" office:value="29.5301463830754" calcext:value-type="float">
            <text:p>29.5301463830754</text:p>
          </table:table-cell>
          <table:table-cell table:style-name="ce22" table:formula="of:=[.Y9]+[.Y21]" office:value-type="float" office:value="9.68410752773117" calcext:value-type="float">
            <text:p>9.68410752773117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2" table:formula="of:=[.AB9]+[.AB21]" office:value-type="float" office:value="60.7857460891935" calcext:value-type="float">
            <text:p>60.7857460891935</text:p>
          </table:table-cell>
          <table:table-cell table:style-name="ce22" table:formula="of:=[.AC9]+[.AC21]" office:value-type="float" office:value="29.5301463830754" calcext:value-type="float">
            <text:p>29.5301463830754</text:p>
          </table:table-cell>
          <table:table-cell table:style-name="ce22" table:formula="of:=[.AD9]+[.AD21]" office:value-type="float" office:value="9.68410752773117" calcext:value-type="float">
            <text:p>9.68410752773117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Strategy ratios in USD value</text:p>
          </table:table-cell>
          <table:table-cell table:style-name="ce13" table:number-columns-repeated="3"/>
          <table:table-cell/>
          <table:table-cell table:style-name="ce13" office:value-type="string" calcext:value-type="string">
            <text:p>BTC</text:p>
          </table:table-cell>
          <table:table-cell table:style-name="ce22" table:formula="of:=[.G10]+[.G22]" office:value-type="float" office:value="4.47363833495587" calcext:value-type="float">
            <text:p>4.47363833495587</text:p>
          </table:table-cell>
          <table:table-cell table:style-name="ce22" table:formula="of:=[.H10]+[.H22]" office:value-type="float" office:value="2.26409708559599" calcext:value-type="float">
            <text:p>2.26409708559599</text:p>
          </table:table-cell>
          <table:table-cell table:style-name="ce22" table:formula="of:=[.I10]+[.I22]" office:value-type="float" office:value="0.762264579448145" calcext:value-type="float">
            <text:p>0.762264579448145</text:p>
          </table:table-cell>
          <table:table-cell table:number-columns-repeated="6"/>
          <table:table-cell table:style-name="ce13" table:number-columns-repeated="4"/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22" table:formula="of:=[.W10]+[.W22]" office:value-type="float" office:value="4.47262134827687" calcext:value-type="float">
            <text:p>4.47262134827687</text:p>
          </table:table-cell>
          <table:table-cell table:style-name="ce22" table:formula="of:=[.X10]+[.X22]" office:value-type="float" office:value="2.2646409263678" calcext:value-type="float">
            <text:p>2.2646409263678</text:p>
          </table:table-cell>
          <table:table-cell table:style-name="ce22" table:formula="of:=[.Y10]+[.Y22]" office:value-type="float" office:value="0.762737725355333" calcext:value-type="float">
            <text:p>0.762737725355333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2" table:formula="of:=[.AB10]+[.AB22]" office:value-type="float" office:value="4.47262134827687" calcext:value-type="float">
            <text:p>4.47262134827687</text:p>
          </table:table-cell>
          <table:table-cell table:style-name="ce22" table:formula="of:=[.AC10]+[.AC22]" office:value-type="float" office:value="2.2646409263678" calcext:value-type="float">
            <text:p>2.2646409263678</text:p>
          </table:table-cell>
          <table:table-cell table:style-name="ce22" table:formula="of:=[.AD10]+[.AD22]" office:value-type="float" office:value="0.762737725355333" calcext:value-type="float">
            <text:p>0.762737725355333</text:p>
          </table:table-cell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2" table:formula="of:=[.G11]+[.G23]" office:value-type="float" office:value="250.096064305303" calcext:value-type="float">
            <text:p>250.096064305303</text:p>
          </table:table-cell>
          <table:table-cell table:style-name="ce22" table:formula="of:=[.H11]+[.H23]" office:value-type="float" office:value="127.239602369598" calcext:value-type="float">
            <text:p>127.239602369598</text:p>
          </table:table-cell>
          <table:table-cell table:style-name="ce22" table:formula="of:=[.I11]+[.I23]" office:value-type="float" office:value="42.6643333250982" calcext:value-type="float">
            <text:p>42.6643333250982</text:p>
          </table:table-cell>
          <table:table-cell table:number-columns-repeated="6"/>
          <table:table-cell table:style-name="ce12" office:value-type="string" calcext:value-type="string">
            <text:p>Divide remainder based on allocation</text:p>
          </table:table-cell>
          <table:table-cell table:style-name="ce13" table:number-columns-repeated="3"/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22" table:formula="of:=[.W11]+[.W23]" office:value-type="float" office:value="250.173746801946" calcext:value-type="float">
            <text:p>250.173746801946</text:p>
          </table:table-cell>
          <table:table-cell table:style-name="ce22" table:formula="of:=[.X11]+[.X23]" office:value-type="float" office:value="127.189025342662" calcext:value-type="float">
            <text:p>127.189025342662</text:p>
          </table:table-cell>
          <table:table-cell table:style-name="ce22" table:formula="of:=[.Y11]+[.Y23]" office:value-type="float" office:value="42.6372278553911" calcext:value-type="float">
            <text:p>42.6372278553911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2" table:formula="of:=[.AB11]+[.AB23]" office:value-type="float" office:value="250.173746801946" calcext:value-type="float">
            <text:p>250.173746801946</text:p>
          </table:table-cell>
          <table:table-cell table:style-name="ce22" table:formula="of:=[.AC11]+[.AC23]" office:value-type="float" office:value="127.189025342662" calcext:value-type="float">
            <text:p>127.189025342662</text:p>
          </table:table-cell>
          <table:table-cell table:style-name="ce22" table:formula="of:=[.AD11]+[.AD23]" office:value-type="float" office:value="42.6372278553911" calcext:value-type="float">
            <text:p>42.6372278553911</text:p>
          </table:table-cell>
          <table:table-cell table:number-columns-repeated="16354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13" table:formula="of:=[.B11]*[.$B5]" office:value-type="float" office:value="1208.16" calcext:value-type="float">
            <text:p>1208.16</text:p>
          </table:table-cell>
          <table:table-cell table:style-name="ce13" table:formula="of:=[.C11]*[.$B5]" office:value-type="float" office:value="1208.16" calcext:value-type="float">
            <text:p>1208.16</text:p>
          </table:table-cell>
          <table:table-cell table:style-name="ce13" table:formula="of:=[.D11]*[.$B5]" office:value-type="float" office:value="1208.16" calcext:value-type="float">
            <text:p>1208.16</text:p>
          </table:table-cell>
          <table:table-cell/>
          <table:table-cell table:style-name="ce15" table:number-columns-repeated="4"/>
          <table:table-cell table:number-columns-repeated="6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13" table:formula="of:=[.B12]*[.$B6]" office:value-type="float" office:value="1164.73441" calcext:value-type="float">
            <text:p>1164.73441</text:p>
          </table:table-cell>
          <table:table-cell table:style-name="ce13" table:formula="of:=[.C12]*[.$B6]" office:value-type="float" office:value="1213.94854" calcext:value-type="float">
            <text:p>1213.94854</text:p>
          </table:table-cell>
          <table:table-cell table:style-name="ce13" table:formula="of:=[.D12]*[.$B6]" office:value-type="float" office:value="1246.75796" calcext:value-type="float">
            <text:p>1246.75796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13" table:formula="of:=[.$R19]*[.B$17]" office:value-type="float" office:value="2.5721210712506" calcext:value-type="float">
            <text:p>2.5721210712506</text:p>
          </table:table-cell>
          <table:table-cell table:style-name="ce13" table:formula="of:=[.$R19]*[.C$17]" office:value-type="float" office:value="1.2860605356253" calcext:value-type="float">
            <text:p>1.2860605356253</text:p>
          </table:table-cell>
          <table:table-cell table:style-name="ce13" table:formula="of:=[.$R19]*[.D$17]" office:value-type="float" office:value="0.428686845208434" calcext:value-type="float">
            <text:p>0.428686845208434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13" table:formula="of:=[.B13]*[.$B7]" office:value-type="float" office:value="1162.677" calcext:value-type="float">
            <text:p>1162.677</text:p>
          </table:table-cell>
          <table:table-cell table:style-name="ce13" table:formula="of:=[.C13]*[.$B7]" office:value-type="float" office:value="1216.755" calcext:value-type="float">
            <text:p>1216.755</text:p>
          </table:table-cell>
          <table:table-cell table:style-name="ce13" table:formula="of:=[.D13]*[.$B7]" office:value-type="float" office:value="1243.794" calcext:value-type="float">
            <text:p>1243.794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13" table:formula="of:=[.$R20]*[.B$17]" office:value-type="float" office:value="0.343938098189951" calcext:value-type="float">
            <text:p>0.343938098189951</text:p>
          </table:table-cell>
          <table:table-cell table:style-name="ce13" table:formula="of:=[.$R20]*[.C$17]" office:value-type="float" office:value="0.171969049094975" calcext:value-type="float">
            <text:p>0.171969049094975</text:p>
          </table:table-cell>
          <table:table-cell table:style-name="ce13" table:formula="of:=[.$R20]*[.D$17]" office:value-type="float" office:value="0.0573230163649918" calcext:value-type="float">
            <text:p>0.0573230163649918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13" table:formula="of:=SUM([.B30:.B32])" office:value-type="float" office:value="3535.57141" calcext:value-type="float">
            <text:p>3535.57141</text:p>
          </table:table-cell>
          <table:table-cell table:style-name="ce13" table:formula="of:=SUM([.C30:.C32])" office:value-type="float" office:value="3638.86354" calcext:value-type="float">
            <text:p>3638.86354</text:p>
          </table:table-cell>
          <table:table-cell table:style-name="ce13" table:formula="of:=SUM([.D30:.D32])" office:value-type="float" office:value="3698.71196" calcext:value-type="float">
            <text:p>3698.71196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13" table:formula="of:=[.$R21]*[.B$17]" office:value-type="float" office:value="0" calcext:value-type="float">
            <text:p>0</text:p>
          </table:table-cell>
          <table:table-cell table:style-name="ce13" table:formula="of:=[.$R21]*[.C$17]" office:value-type="float" office:value="0" calcext:value-type="float">
            <text:p>0</text:p>
          </table:table-cell>
          <table:table-cell table:style-name="ce13" table:formula="of:=[.$R21]*[.D$17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3" table:number-columns-repeated="4"/>
          <table:table-cell/>
          <table:table-cell table:style-name="ce15" table:number-columns-repeated="4"/>
          <table:table-cell table:number-columns-repeated="6"/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3" office:value-type="string" calcext:value-type="string">
            <text:p>Ideal flush division</text:p>
          </table:table-cell>
          <table:table-cell table:style-name="ce13" table:number-columns-repeated="3"/>
          <table:table-cell/>
          <table:table-cell table:style-name="ce15" table:number-columns-repeated="4"/>
          <table:table-cell table:number-columns-repeated="6"/>
          <table:table-cell table:style-name="ce12" office:value-type="string" calcext:value-type="string">
            <text:p>Add ideal part and remainder division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5" table:number-columns-repeated="4"/>
          <table:table-cell table:number-columns-repeated="6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13" table:formula="of:=[.B$17]*[.B11]/[.B$33]" office:value-type="float" office:value="0.000169703827308639" calcext:value-type="float">
            <text:p>0.000169703827308639</text:p>
          </table:table-cell>
          <table:table-cell table:style-name="ce13" table:formula="of:=[.C$17]*[.C11]/[.C$33]" office:value-type="float" office:value="0.0000824433224005976" calcext:value-type="float">
            <text:p>8.24433224005976E-05</text:p>
          </table:table-cell>
          <table:table-cell table:style-name="ce13" table:formula="of:=[.D$17]*[.D11]/[.D$33]" office:value-type="float" office:value="0.0000270364389229163" calcext:value-type="float">
            <text:p>2.70364389229163E-05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ETH</text:p>
          </table:table-cell>
          <table:table-cell table:style-name="ce22" table:formula="of:=[.Q25]+[.Q31]" office:value-type="float" office:value="60.7520621879823" calcext:value-type="float">
            <text:p>60.7520621879823</text:p>
          </table:table-cell>
          <table:table-cell table:style-name="ce22" table:formula="of:=[.R25]+[.R31]" office:value-type="float" office:value="29.5502883895503" calcext:value-type="float">
            <text:p>29.5502883895503</text:p>
          </table:table-cell>
          <table:table-cell table:style-name="ce22" table:formula="of:=[.S25]+[.S31]" office:value-type="float" office:value="9.69764942246737" calcext:value-type="float">
            <text:p>9.69764942246737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13" table:formula="of:=[.B$17]*[.B12]/[.B$33]" office:value-type="float" office:value="0.0000120489717389133" calcext:value-type="float">
            <text:p>1.20489717389133E-05</text:p>
          </table:table-cell>
          <table:table-cell table:style-name="ce13" table:formula="of:=[.C$17]*[.C12]/[.C$33]" office:value-type="float" office:value="0.00000610080585764422" calcext:value-type="float">
            <text:p>6.10080585764422E-06</text:p>
          </table:table-cell>
          <table:table-cell table:style-name="ce13" table:formula="of:=[.D$17]*[.D12]/[.D$33]" office:value-type="float" office:value="0.00000205476935814164" calcext:value-type="float">
            <text:p>2.05476935814164E-06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BTC</text:p>
          </table:table-cell>
          <table:table-cell table:style-name="ce22" table:formula="of:=[.Q26]+[.Q32]" office:value-type="float" office:value="4.4747139174779" calcext:value-type="float">
            <text:p>4.4747139174779</text:p>
          </table:table-cell>
          <table:table-cell table:style-name="ce22" table:formula="of:=[.R26]+[.R32]" office:value-type="float" office:value="2.26352191028542" calcext:value-type="float">
            <text:p>2.26352191028542</text:p>
          </table:table-cell>
          <table:table-cell table:style-name="ce22" table:formula="of:=[.S26]+[.S32]" office:value-type="float" office:value="0.761764172236671" calcext:value-type="float">
            <text:p>0.761764172236671</text:p>
          </table:table-cell>
          <table:table-cell table:number-columns-repeated="16365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13" table:formula="of:=[.B$17]*[.B13]/[.B$33]" office:value-type="float" office:value="0.000729726457427146" calcext:value-type="float">
            <text:p>0.000729726457427146</text:p>
          </table:table-cell>
          <table:table-cell table:style-name="ce13" table:formula="of:=[.C$17]*[.C13]/[.C$33]" office:value-type="float" office:value="0.000370994950802689" calcext:value-type="float">
            <text:p>0.000370994950802689</text:p>
          </table:table-cell>
          <table:table-cell table:style-name="ce13" table:formula="of:=[.D$17]*[.D13]/[.D$33]" office:value-type="float" office:value="0.000124367619045415" calcext:value-type="float">
            <text:p>0.000124367619045415</text:p>
          </table:table-cell>
          <table:table-cell/>
          <table:table-cell table:style-name="ce15" table:number-columns-repeated="4"/>
          <table:table-cell table:number-columns-repeated="6"/>
          <table:table-cell table:style-name="ce13" office:value-type="string" calcext:value-type="string">
            <text:p>BNB</text:p>
          </table:table-cell>
          <table:table-cell table:style-name="ce22" table:formula="of:=[.Q27]+[.Q33]" office:value-type="float" office:value="250.173746801946" calcext:value-type="float">
            <text:p>250.173746801946</text:p>
          </table:table-cell>
          <table:table-cell table:style-name="ce22" table:formula="of:=[.R27]+[.R33]" office:value-type="float" office:value="127.189025342662" calcext:value-type="float">
            <text:p>127.189025342662</text:p>
          </table:table-cell>
          <table:table-cell table:style-name="ce22" table:formula="of:=[.S27]+[.S33]" office:value-type="float" office:value="42.6372278553911" calcext:value-type="float">
            <text:p>42.6372278553911</text:p>
          </table:table-cell>
          <table:table-cell table:number-columns-repeated="16365"/>
        </table:table-row>
        <table:table-row table:style-name="ro1">
          <table:table-cell table:style-name="ce13" table:number-columns-repeated="4"/>
          <table:table-cell table:number-columns-repeated="16380"/>
        </table:table-row>
        <table:table-row table:style-name="ro1">
          <table:table-cell table:style-name="ce12" office:value-type="string" calcext:value-type="string">
            <text:p>Ideal deposit ratio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ests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/>
          <table:table-cell table:style-name="ce13" office:value-type="string" calcext:value-type="string">
            <text:p>unnormalized</text:p>
          </table:table-cell>
          <table:table-cell table:style-name="ce13" office:value-type="string" calcext:value-type="string">
            <text:p>normalized</text:p>
          </table:table-cell>
          <table:table-cell table:style-name="ce13"/>
          <table:table-cell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style-name="ce13" office:value-type="string" calcext:value-type="string">
            <text:p>ETH</text:p>
          </table:table-cell>
          <table:table-cell table:style-name="ce13" table:formula="of:=SUM([.B37:.D37])" office:value-type="float" office:value="0.000279183588632153" calcext:value-type="float">
            <text:p>0.000279183588632153</text:p>
          </table:table-cell>
          <table:table-cell table:style-name="ce17" table:formula="of:=[.B43]/[.B$43]" office:value-type="float" office:value="1" calcext:value-type="float">
            <text:p>1</text:p>
          </table:table-cell>
          <table:table-cell table:style-name="ce13"/>
          <table:table-cell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Token check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style-name="ce13" office:value-type="string" calcext:value-type="string">
            <text:p>BTC</text:p>
          </table:table-cell>
          <table:table-cell table:style-name="ce13" table:formula="of:=SUM([.B38:.D38])" office:value-type="float" office:value="0.0000202045469546992" calcext:value-type="float">
            <text:p>2.02045469546992E-05</text:p>
          </table:table-cell>
          <table:table-cell table:style-name="ce17" table:formula="of:=[.B44]/[.B$43]" office:value-type="float" office:value="0.0723701097678788" calcext:value-type="float">
            <text:p>0.0723701097678788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 table:number-columns-repeated="2"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/>
          <table:table-cell table:style-name="ce13"/>
          <table:table-cell table:style-name="ce13" office:value-type="string" calcext:value-type="string">
            <text:p>sum</text:p>
          </table:table-cell>
          <table:table-cell table:style-name="ce13" office:value-type="string" calcext:value-type="string">
            <text:p>% difference</text:p>
          </table:table-cell>
          <table:table-cell table:style-name="ce13"/>
          <table:table-cell table:number-columns-repeated="16354"/>
        </table:table-row>
        <table:table-row table:style-name="ro1">
          <table:table-cell table:style-name="ce13" office:value-type="string" calcext:value-type="string">
            <text:p>BNB</text:p>
          </table:table-cell>
          <table:table-cell table:style-name="ce13" table:formula="of:=SUM([.B39:.D39])" office:value-type="float" office:value="0.00122508902727525" calcext:value-type="float">
            <text:p>0.00122508902727525</text:p>
          </table:table-cell>
          <table:table-cell table:style-name="ce17" table:formula="of:=[.B45]/[.B$43]" office:value-type="float" office:value="4.38811261534934" calcext:value-type="float">
            <text:p>4.38811261534934</text:p>
          </table:table-cell>
          <table:table-cell table:style-name="ce13"/>
          <table:table-cell/>
          <table:table-cell table:style-name="ce13" office:value-type="string" calcext:value-type="string">
            <text:p>ETH</text:p>
          </table:table-cell>
          <table:table-cell table:style-name="ce20" table:formula="of:=SUM([.G27:.I27])" office:value-type="float" office:value="100" calcext:value-type="float">
            <text:p>100</text:p>
          </table:table-cell>
          <table:table-cell table:style-name="ce16" table:formula="of:=([.G45]-[.B21])/[.B21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ETH</text:p>
          </table:table-cell>
          <table:table-cell table:style-name="ce20" table:formula="of:=SUM([.L5:.N5])" office:value-type="float" office:value="100" calcext:value-type="float">
            <text:p>100</text:p>
          </table:table-cell>
          <table:table-cell table:style-name="ce16" table:formula="of:=([.L45]-[.B21])/[.B21]" office:value-type="percentage" office:value="0" calcext:value-type="percentage">
            <text:p>0.00%</text:p>
          </table:table-cell>
          <table:table-cell table:style-name="ce13"/>
          <table:table-cell table:style-name="ce30"/>
          <table:table-cell table:style-name="ce13" office:value-type="string" calcext:value-type="string">
            <text:p>ETH</text:p>
          </table:table-cell>
          <table:table-cell table:style-name="ce20" table:formula="of:=SUM([.Q37:.S37])" office:value-type="float" office:value="100" calcext:value-type="float">
            <text:p>100</text:p>
          </table:table-cell>
          <table:table-cell table:style-name="ce16" table:formula="of:=([.Q45]-[.B21])/[.B21]" office:value-type="percentage" office:value="0" calcext:value-type="percentage">
            <text:p>0.00%</text:p>
          </table:table-cell>
          <table:table-cell table:style-name="ce13"/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20" table:formula="of:=SUM([.W27:.Y27])" office:value-type="float" office:value="100" calcext:value-type="float">
            <text:p>100</text:p>
          </table:table-cell>
          <table:table-cell table:style-name="ce16" table:formula="of:=([.W45]-[.B21])/[.B21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ETH</text:p>
          </table:table-cell>
          <table:table-cell table:style-name="ce20" table:formula="of:=SUM([.AB27:.AD27])" office:value-type="float" office:value="100" calcext:value-type="float">
            <text:p>100</text:p>
          </table:table-cell>
          <table:table-cell table:style-name="ce16" table:formula="of:=([.AB45]-[.B21])/[.B21]" office:value-type="percentage" office:value="0" calcext:value-type="percentage">
            <text:p>0.00%</text:p>
          </table:table-cell>
          <table:table-cell table:style-name="ce13"/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20" table:formula="of:=SUM([.G28:.I28])" office:value-type="float" office:value="7.5" calcext:value-type="float">
            <text:p>7.5</text:p>
          </table:table-cell>
          <table:table-cell table:style-name="ce16" table:formula="of:=([.G46]-[.B22])/[.B22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TC</text:p>
          </table:table-cell>
          <table:table-cell table:style-name="ce20" table:formula="of:=SUM([.L6:.N6])" office:value-type="float" office:value="7.5" calcext:value-type="float">
            <text:p>7.5</text:p>
          </table:table-cell>
          <table:table-cell table:style-name="ce16" table:formula="of:=([.L46]-[.B22])/[.B22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TC</text:p>
          </table:table-cell>
          <table:table-cell table:style-name="ce20" table:formula="of:=SUM([.Q38:.S38])" office:value-type="float" office:value="7.5" calcext:value-type="float">
            <text:p>7.5</text:p>
          </table:table-cell>
          <table:table-cell table:style-name="ce16" table:formula="of:=([.Q46]-[.B22])/[.B22]" office:value-type="percentage" office:value="0" calcext:value-type="percentage">
            <text:p>0.00%</text:p>
          </table:table-cell>
          <table:table-cell table:style-name="ce13"/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20" table:formula="of:=SUM([.W28:.Y28])" office:value-type="float" office:value="7.5" calcext:value-type="float">
            <text:p>7.5</text:p>
          </table:table-cell>
          <table:table-cell table:style-name="ce16" table:formula="of:=([.W46]-[.B22])/[.B22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TC</text:p>
          </table:table-cell>
          <table:table-cell table:style-name="ce20" table:formula="of:=SUM([.AB28:.AD28])" office:value-type="float" office:value="7.5" calcext:value-type="float">
            <text:p>7.5</text:p>
          </table:table-cell>
          <table:table-cell table:style-name="ce16" table:formula="of:=([.AB46]-[.B22])/[.B22]" office:value-type="percentage" office:value="0" calcext:value-type="percentage">
            <text:p>0.00%</text:p>
          </table:table-cell>
          <table:table-cell table:style-name="ce13"/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20" table:formula="of:=SUM([.G29:.I29])" office:value-type="float" office:value="420" calcext:value-type="float">
            <text:p>420</text:p>
          </table:table-cell>
          <table:table-cell table:style-name="ce16" table:formula="of:=([.G47]-[.B23])/[.B23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NB</text:p>
          </table:table-cell>
          <table:table-cell table:style-name="ce20" table:formula="of:=SUM([.L7:.N7])" office:value-type="float" office:value="420" calcext:value-type="float">
            <text:p>420</text:p>
          </table:table-cell>
          <table:table-cell table:style-name="ce16" table:formula="of:=([.L47]-[.B23])/[.B23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NB</text:p>
          </table:table-cell>
          <table:table-cell table:style-name="ce20" table:formula="of:=SUM([.Q39:.S39])" office:value-type="float" office:value="420" calcext:value-type="float">
            <text:p>420</text:p>
          </table:table-cell>
          <table:table-cell table:style-name="ce16" table:formula="of:=([.Q47]-[.B23])/[.B23]" office:value-type="percentage" office:value="0" calcext:value-type="percentage">
            <text:p>0.00%</text:p>
          </table:table-cell>
          <table:table-cell table:style-name="ce13"/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20" table:formula="of:=SUM([.W29:.Y29])" office:value-type="float" office:value="420" calcext:value-type="float">
            <text:p>420</text:p>
          </table:table-cell>
          <table:table-cell table:style-name="ce16" table:formula="of:=([.W47]-[.B23])/[.B23]" office:value-type="percentage" office:value="0" calcext:value-type="percentage">
            <text:p>0.00%</text:p>
          </table:table-cell>
          <table:table-cell table:style-name="ce13"/>
          <table:table-cell/>
          <table:table-cell table:style-name="ce13" office:value-type="string" calcext:value-type="string">
            <text:p>BNB</text:p>
          </table:table-cell>
          <table:table-cell table:style-name="ce20" table:formula="of:=SUM([.AB29:.AD29])" office:value-type="float" office:value="420" calcext:value-type="float">
            <text:p>420</text:p>
          </table:table-cell>
          <table:table-cell table:style-name="ce16" table:formula="of:=([.AB47]-[.B23])/[.B23]" office:value-type="percentage" office:value="0" calcext:value-type="percentage">
            <text:p>0.00%</text:p>
          </table:table-cell>
          <table:table-cell table:style-name="ce13"/>
          <table:table-cell table:number-columns-repeated="16354"/>
        </table:table-row>
        <table:table-row table:style-name="ro1">
          <table:table-cell table:number-columns-repeated="5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number-columns-repeated="5"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Allocation check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number-columns-repeated="5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/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allocation</text:p>
          </table:table-cell>
          <table:table-cell table:style-name="ce18" table:formula="of:=SUMPRODUCT([.G27:.G29];[.$B5:.$B7])/[.$D24]" office:value-type="float" office:value="0.6" calcext:value-type="float">
            <text:p>0.6</text:p>
          </table:table-cell>
          <table:table-cell table:style-name="ce18" table:formula="of:=SUMPRODUCT([.H27:.H29];[.$B5:.$B7])/[.$D24]" office:value-type="float" office:value="0.3" calcext:value-type="float">
            <text:p>0.3</text:p>
          </table:table-cell>
          <table:table-cell table:style-name="ce18" table:formula="of:=SUMPRODUCT([.I27:.I29];[.$B5:.$B7])/[.$D24]" office:value-type="float" office:value="0.1" calcext:value-type="float">
            <text:p>0.1</text:p>
          </table:table-cell>
          <table:table-cell/>
          <table:table-cell table:style-name="ce13" office:value-type="string" calcext:value-type="string">
            <text:p>allocation</text:p>
          </table:table-cell>
          <table:table-cell table:style-name="ce18" table:formula="of:=SUMPRODUCT([.L5:.L7];[.$B5:.$B7])/[.$D24]" office:value-type="float" office:value="0.600017815561637" calcext:value-type="float">
            <text:p>0.600017815561637</text:p>
          </table:table-cell>
          <table:table-cell table:style-name="ce18" table:formula="of:=SUMPRODUCT([.M5:.M7];[.$B5:.$B7])/[.$D24]" office:value-type="float" office:value="0.299983275379781" calcext:value-type="float">
            <text:p>0.299983275379781</text:p>
          </table:table-cell>
          <table:table-cell table:style-name="ce18" table:formula="of:=SUMPRODUCT([.N5:.N7];[.$B5:.$B7])/[.$D24]" office:value-type="float" office:value="0.0999989090585821" calcext:value-type="float">
            <text:p>0.0999989090585821</text:p>
          </table:table-cell>
          <table:table-cell/>
          <table:table-cell table:style-name="ce13" office:value-type="string" calcext:value-type="string">
            <text:p>allocation</text:p>
          </table:table-cell>
          <table:table-cell table:style-name="ce18" table:formula="of:=SUMPRODUCT([.Q37:.Q39];[.$B5:.$B7])/[.$D24]" office:value-type="float" office:value="0.6" calcext:value-type="float">
            <text:p>0.6</text:p>
          </table:table-cell>
          <table:table-cell table:style-name="ce18" table:formula="of:=SUMPRODUCT([.R37:.R39];[.$B5:.$B7])/[.$D24]" office:value-type="float" office:value="0.3" calcext:value-type="float">
            <text:p>0.3</text:p>
          </table:table-cell>
          <table:table-cell table:style-name="ce18" table:formula="of:=SUMPRODUCT([.S37:.S39];[.$B5:.$B7])/[.$D24]" office:value-type="float" office:value="0.1" calcext:value-type="float">
            <text:p>0.1</text:p>
          </table:table-cell>
          <table:table-cell table:number-columns-repeated="2"/>
          <table:table-cell table:style-name="ce13" office:value-type="string" calcext:value-type="string">
            <text:p>allocation</text:p>
          </table:table-cell>
          <table:table-cell table:style-name="ce18" table:formula="of:=SUMPRODUCT([.W27:.W29];[.$B5:.$B7])/[.$D24]" office:value-type="float" office:value="0.600017815561637" calcext:value-type="float">
            <text:p>0.600017815561637</text:p>
          </table:table-cell>
          <table:table-cell table:style-name="ce18" table:formula="of:=SUMPRODUCT([.X27:.X29];[.$B5:.$B7])/[.$D24]" office:value-type="float" office:value="0.299983275379781" calcext:value-type="float">
            <text:p>0.299983275379781</text:p>
          </table:table-cell>
          <table:table-cell table:style-name="ce18" table:formula="of:=SUMPRODUCT([.Y27:.Y29];[.$B5:.$B7])/[.$D24]" office:value-type="float" office:value="0.0999989090585821" calcext:value-type="float">
            <text:p>0.0999989090585821</text:p>
          </table:table-cell>
          <table:table-cell/>
          <table:table-cell table:style-name="ce13" office:value-type="string" calcext:value-type="string">
            <text:p>allocation</text:p>
          </table:table-cell>
          <table:table-cell table:style-name="ce18" table:formula="of:=SUMPRODUCT([.AB27:.AB29];[.$B5:.$B7])/[.$D24]" office:value-type="float" office:value="0.600017815561637" calcext:value-type="float">
            <text:p>0.600017815561637</text:p>
          </table:table-cell>
          <table:table-cell table:style-name="ce18" table:formula="of:=SUMPRODUCT([.AC27:.AC29];[.$B5:.$B7])/[.$D24]" office:value-type="float" office:value="0.299983275379781" calcext:value-type="float">
            <text:p>0.299983275379781</text:p>
          </table:table-cell>
          <table:table-cell table:style-name="ce18" table:formula="of:=SUMPRODUCT([.AD27:.AD29];[.$B5:.$B7])/[.$D24]" office:value-type="float" office:value="0.0999989090585821" calcext:value-type="float">
            <text:p>0.0999989090585821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% difference</text:p>
          </table:table-cell>
          <table:table-cell table:style-name="ce16" table:formula="of:=([.G51]-[.B17])/[.B17]" office:value-type="percentage" office:value="0" calcext:value-type="percentage">
            <text:p>0.00%</text:p>
          </table:table-cell>
          <table:table-cell table:style-name="ce16" table:formula="of:=([.H51]-[.C17])/[.C17]" office:value-type="percentage" office:value="0" calcext:value-type="percentage">
            <text:p>0.00%</text:p>
          </table:table-cell>
          <table:table-cell table:style-name="ce16" table:formula="of:=([.I51]-[.D17])/[.D17]" office:value-type="percentage" office:value="0" calcext:value-type="percentage">
            <text:p>0.00%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6" table:formula="of:=([.L51]-[.B17])/[.B17]" office:value-type="percentage" office:value="0.0000296926027278562" calcext:value-type="percentage">
            <text:p>0.00%</text:p>
          </table:table-cell>
          <table:table-cell table:style-name="ce16" table:formula="of:=([.M51]-[.C17])/[.C17]" office:value-type="percentage" office:value="-0.0000557487340624441" calcext:value-type="percentage">
            <text:p>-0.01%</text:p>
          </table:table-cell>
          <table:table-cell table:style-name="ce16" table:formula="of:=([.N51]-[.D17])/[.D17]" office:value-type="percentage" office:value="-0.0000109094141788335" calcext:value-type="percentage">
            <text:p>0.00%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6" table:formula="of:=([.Q51]-[.B17])/[.B17]" office:value-type="percentage" office:value="0" calcext:value-type="percentage">
            <text:p>0.00%</text:p>
          </table:table-cell>
          <table:table-cell table:style-name="ce16" table:formula="of:=([.R51]-[.C17])/[.C17]" office:value-type="percentage" office:value="0" calcext:value-type="percentage">
            <text:p>0.00%</text:p>
          </table:table-cell>
          <table:table-cell table:style-name="ce16" table:formula="of:=([.S51]-[.D17])/[.D17]" office:value-type="percentage" office:value="0" calcext:value-type="percentage">
            <text:p>0.00%</text:p>
          </table:table-cell>
          <table:table-cell table:number-columns-repeated="2"/>
          <table:table-cell table:style-name="ce13" office:value-type="string" calcext:value-type="string">
            <text:p>% difference</text:p>
          </table:table-cell>
          <table:table-cell table:style-name="ce16" table:formula="of:=([.W51]-[.B17])/[.B17]" office:value-type="percentage" office:value="0.0000296926027276712" calcext:value-type="percentage">
            <text:p>0.00%</text:p>
          </table:table-cell>
          <table:table-cell table:style-name="ce16" table:formula="of:=([.X51]-[.C17])/[.C17]" office:value-type="percentage" office:value="-0.0000557487340624441" calcext:value-type="percentage">
            <text:p>-0.01%</text:p>
          </table:table-cell>
          <table:table-cell table:style-name="ce16" table:formula="of:=([.Y51]-[.D17])/[.D17]" office:value-type="percentage" office:value="-0.0000109094141788335" calcext:value-type="percentage">
            <text:p>0.00%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6" table:formula="of:=([.AB51]-[.B17])/[.B17]" office:value-type="percentage" office:value="0.0000296926027278562" calcext:value-type="percentage">
            <text:p>0.00%</text:p>
          </table:table-cell>
          <table:table-cell table:style-name="ce16" table:formula="of:=([.AC51]-[.C17])/[.C17]" office:value-type="percentage" office:value="-0.0000557487340624441" calcext:value-type="percentage">
            <text:p>-0.01%</text:p>
          </table:table-cell>
          <table:table-cell table:style-name="ce16" table:formula="of:=([.AD51]-[.D17])/[.D17]" office:value-type="percentage" office:value="-0.0000109094141788335" calcext:value-type="percentage">
            <text:p>0.00%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number-columns-repeated="5"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 table:number-columns-repeated="2"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/>
          <table:table-cell table:style-name="ce12" office:value-type="string" calcext:value-type="string">
            <text:p>Strategy ratios check</text:p>
          </table:table-cell>
          <table:table-cell table:style-name="ce13" table:number-columns-repeated="3"/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2"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ratios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23" table:formula="of:=[.G27]/[.G$27]" office:value-type="float" office:value="1" calcext:value-type="float">
            <text:p>1</text:p>
          </table:table-cell>
          <table:table-cell table:style-name="ce23" table:formula="of:=[.H27]/[.H$27]" office:value-type="float" office:value="1" calcext:value-type="float">
            <text:p>1</text:p>
          </table:table-cell>
          <table:table-cell table:style-name="ce23" table:formula="of:=[.I27]/[.I$27]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3" table:formula="of:=[.L5]/[.L$5]" office:value-type="float" office:value="1" calcext:value-type="float">
            <text:p>1</text:p>
          </table:table-cell>
          <table:table-cell table:style-name="ce23" table:formula="of:=[.M5]/[.M$5]" office:value-type="float" office:value="1" calcext:value-type="float">
            <text:p>1</text:p>
          </table:table-cell>
          <table:table-cell table:style-name="ce23" table:formula="of:=[.N5]/[.N$5]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3" table:formula="of:=[.Q37]/[.Q$37]" office:value-type="float" office:value="1" calcext:value-type="float">
            <text:p>1</text:p>
          </table:table-cell>
          <table:table-cell table:style-name="ce23" table:formula="of:=[.R37]/[.R$37]" office:value-type="float" office:value="1" calcext:value-type="float">
            <text:p>1</text:p>
          </table:table-cell>
          <table:table-cell table:style-name="ce23" table:formula="of:=[.S37]/[.S$37]"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23" table:formula="of:=[.W27]/[.W$27]" office:value-type="float" office:value="1" calcext:value-type="float">
            <text:p>1</text:p>
          </table:table-cell>
          <table:table-cell table:style-name="ce23" table:formula="of:=[.X27]/[.X$27]" office:value-type="float" office:value="1" calcext:value-type="float">
            <text:p>1</text:p>
          </table:table-cell>
          <table:table-cell table:style-name="ce23" table:formula="of:=[.Y27]/[.Y$27]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23" table:formula="of:=[.AB27]/[.AB$27]" office:value-type="float" office:value="1" calcext:value-type="float">
            <text:p>1</text:p>
          </table:table-cell>
          <table:table-cell table:style-name="ce23" table:formula="of:=[.AC27]/[.AC$27]" office:value-type="float" office:value="1" calcext:value-type="float">
            <text:p>1</text:p>
          </table:table-cell>
          <table:table-cell table:style-name="ce23" table:formula="of:=[.AD27]/[.AD$27]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23" table:formula="of:=[.G28]/[.G$27]" office:value-type="float" office:value="0.0735988826791012" calcext:value-type="float">
            <text:p>0.0735988826791012</text:p>
          </table:table-cell>
          <table:table-cell table:style-name="ce23" table:formula="of:=[.H28]/[.H$27]" office:value-type="float" office:value="0.0766680735185513" calcext:value-type="float">
            <text:p>0.0766680735185513</text:p>
          </table:table-cell>
          <table:table-cell table:style-name="ce23" table:formula="of:=[.I28]/[.I$27]" office:value-type="float" office:value="0.0787074061009261" calcext:value-type="float">
            <text:p>0.0787074061009261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3" table:formula="of:=[.L6]/[.L$5]" office:value-type="float" office:value="0.073580101192046" calcext:value-type="float">
            <text:p>0.073580101192046</text:p>
          </table:table-cell>
          <table:table-cell table:style-name="ce23" table:formula="of:=[.M6]/[.M$5]" office:value-type="float" office:value="0.0766891195522733" calcext:value-type="float">
            <text:p>0.0766891195522733</text:p>
          </table:table-cell>
          <table:table-cell table:style-name="ce23" table:formula="of:=[.N6]/[.N$5]" office:value-type="float" office:value="0.0787617984590915" calcext:value-type="float">
            <text:p>0.0787617984590915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3" table:formula="of:=[.Q38]/[.Q$37]" office:value-type="float" office:value="0.0736553419969844" calcext:value-type="float">
            <text:p>0.0736553419969844</text:p>
          </table:table-cell>
          <table:table-cell table:style-name="ce23" table:formula="of:=[.R38]/[.R$37]" office:value-type="float" office:value="0.0765989786781865" calcext:value-type="float">
            <text:p>0.0765989786781865</text:p>
          </table:table-cell>
          <table:table-cell table:style-name="ce23" table:formula="of:=[.S38]/[.S$37]" office:value-type="float" office:value="0.0785514240669318" calcext:value-type="float">
            <text:p>0.0785514240669318</text:p>
          </table:table-cell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23" table:formula="of:=[.W28]/[.W$27]" office:value-type="float" office:value="0.073580101192046" calcext:value-type="float">
            <text:p>0.073580101192046</text:p>
          </table:table-cell>
          <table:table-cell table:style-name="ce23" table:formula="of:=[.X28]/[.X$27]" office:value-type="float" office:value="0.0766891195522733" calcext:value-type="float">
            <text:p>0.0766891195522733</text:p>
          </table:table-cell>
          <table:table-cell table:style-name="ce23" table:formula="of:=[.Y28]/[.Y$27]" office:value-type="float" office:value="0.0787617984590915" calcext:value-type="float">
            <text:p>0.0787617984590915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23" table:formula="of:=[.AB28]/[.AB$27]" office:value-type="float" office:value="0.073580101192046" calcext:value-type="float">
            <text:p>0.073580101192046</text:p>
          </table:table-cell>
          <table:table-cell table:style-name="ce23" table:formula="of:=[.AC28]/[.AC$27]" office:value-type="float" office:value="0.0766891195522733" calcext:value-type="float">
            <text:p>0.0766891195522733</text:p>
          </table:table-cell>
          <table:table-cell table:style-name="ce23" table:formula="of:=[.AD28]/[.AD$27]" office:value-type="float" office:value="0.0787617984590915" calcext:value-type="float">
            <text:p>0.0787617984590915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23" table:formula="of:=[.G29]/[.G$27]" office:value-type="float" office:value="4.11450133362034" calcext:value-type="float">
            <text:p>4.11450133362034</text:p>
          </table:table-cell>
          <table:table-cell table:style-name="ce23" table:formula="of:=[.H29]/[.H$27]" office:value-type="float" office:value="4.30865586595449" calcext:value-type="float">
            <text:p>4.30865586595449</text:p>
          </table:table-cell>
          <table:table-cell table:style-name="ce23" table:formula="of:=[.I29]/[.I$27]" office:value-type="float" office:value="4.40529325326235" calcext:value-type="float">
            <text:p>4.40529325326235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3" table:formula="of:=[.L7]/[.L$5]" office:value-type="float" office:value="4.11566465656037" calcext:value-type="float">
            <text:p>4.11566465656037</text:p>
          </table:table-cell>
          <table:table-cell table:style-name="ce23" table:formula="of:=[.M7]/[.M$5]" office:value-type="float" office:value="4.3070909196562" calcext:value-type="float">
            <text:p>4.3070909196562</text:p>
          </table:table-cell>
          <table:table-cell table:style-name="ce23" table:formula="of:=[.N7]/[.N$5]" office:value-type="float" office:value="4.40280405120412" calcext:value-type="float">
            <text:p>4.40280405120412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3" table:formula="of:=[.Q39]/[.Q$37]" office:value-type="float" office:value="4.11794658143201" calcext:value-type="float">
            <text:p>4.11794658143201</text:p>
          </table:table-cell>
          <table:table-cell table:style-name="ce23" table:formula="of:=[.R39]/[.R$37]" office:value-type="float" office:value="4.30415512924874" calcext:value-type="float">
            <text:p>4.30415512924874</text:p>
          </table:table-cell>
          <table:table-cell table:style-name="ce23" table:formula="of:=[.S39]/[.S$37]" office:value-type="float" office:value="4.39665593155077" calcext:value-type="float">
            <text:p>4.39665593155077</text:p>
          </table:table-cell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23" table:formula="of:=[.W29]/[.W$27]" office:value-type="float" office:value="4.11566465656037" calcext:value-type="float">
            <text:p>4.11566465656037</text:p>
          </table:table-cell>
          <table:table-cell table:style-name="ce23" table:formula="of:=[.X29]/[.X$27]" office:value-type="float" office:value="4.3070909196562" calcext:value-type="float">
            <text:p>4.3070909196562</text:p>
          </table:table-cell>
          <table:table-cell table:style-name="ce23" table:formula="of:=[.Y29]/[.Y$27]" office:value-type="float" office:value="4.40280405120412" calcext:value-type="float">
            <text:p>4.40280405120412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23" table:formula="of:=[.AB29]/[.AB$27]" office:value-type="float" office:value="4.11566465656037" calcext:value-type="float">
            <text:p>4.11566465656037</text:p>
          </table:table-cell>
          <table:table-cell table:style-name="ce23" table:formula="of:=[.AC29]/[.AC$27]" office:value-type="float" office:value="4.3070909196562" calcext:value-type="float">
            <text:p>4.3070909196562</text:p>
          </table:table-cell>
          <table:table-cell table:style-name="ce23" table:formula="of:=[.AD29]/[.AD$27]" office:value-type="float" office:value="4.40280405120412" calcext:value-type="float">
            <text:p>4.40280405120412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2"/>
          <table:table-cell table:style-name="ce13" table:number-columns-repeated="4"/>
          <table:table-cell/>
          <table:table-cell table:style-name="ce13" table:number-columns-repeated="4"/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2"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/>
          <table:table-cell table:style-name="ce13" office:value-type="string" calcext:value-type="string">
            <text:p>% difference</text:p>
          </table:table-cell>
          <table:table-cell table:style-name="ce13" office:value-type="string" calcext:value-type="string">
            <text:p>Aave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Yearn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ETH</text:p>
          </table:table-cell>
          <table:table-cell table:style-name="ce16" table:formula="of:=([.G56]-[.B11])/[.B11]" office:value-type="percentage" office:value="0" calcext:value-type="percentage">
            <text:p>0.00%</text:p>
          </table:table-cell>
          <table:table-cell table:style-name="ce16" table:formula="of:=([.H56]-[.C11])/[.C11]" office:value-type="percentage" office:value="0" calcext:value-type="percentage">
            <text:p>0.00%</text:p>
          </table:table-cell>
          <table:table-cell table:style-name="ce16" table:formula="of:=([.I56]-[.D11])/[.D11]" office:value-type="percentage" office:value="0" calcext:value-type="percentage">
            <text:p>0.00%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6" table:formula="of:=([.L56]-[.B11])/[.B11]" office:value-type="percentage" office:value="0" calcext:value-type="percentage">
            <text:p>0.00%</text:p>
          </table:table-cell>
          <table:table-cell table:style-name="ce16" table:formula="of:=([.M56]-[.C11])/[.C11]" office:value-type="percentage" office:value="0" calcext:value-type="percentage">
            <text:p>0.00%</text:p>
          </table:table-cell>
          <table:table-cell table:style-name="ce16" table:formula="of:=([.N56]-[.D11])/[.D11]" office:value-type="percentage" office:value="0" calcext:value-type="percentage">
            <text:p>0.00%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6" table:formula="of:=([.Q56]-[.B11])/[.B11]" office:value-type="percentage" office:value="0" calcext:value-type="percentage">
            <text:p>0.00%</text:p>
          </table:table-cell>
          <table:table-cell table:style-name="ce16" table:formula="of:=([.R56]-[.C11])/[.C11]" office:value-type="percentage" office:value="0" calcext:value-type="percentage">
            <text:p>0.00%</text:p>
          </table:table-cell>
          <table:table-cell table:style-name="ce16" table:formula="of:=([.S56]-[.D11])/[.D11]" office:value-type="percentage" office:value="0" calcext:value-type="percentage">
            <text:p>0.00%</text:p>
          </table:table-cell>
          <table:table-cell table:number-columns-repeated="2"/>
          <table:table-cell table:style-name="ce13" office:value-type="string" calcext:value-type="string">
            <text:p>ETH</text:p>
          </table:table-cell>
          <table:table-cell table:style-name="ce16" table:formula="of:=([.W56]-[.B11])/[.B11]" office:value-type="percentage" office:value="0" calcext:value-type="percentage">
            <text:p>0.00%</text:p>
          </table:table-cell>
          <table:table-cell table:style-name="ce16" table:formula="of:=([.X56]-[.C11])/[.C11]" office:value-type="percentage" office:value="0" calcext:value-type="percentage">
            <text:p>0.00%</text:p>
          </table:table-cell>
          <table:table-cell table:style-name="ce16" table:formula="of:=([.Y56]-[.D11])/[.D11]" office:value-type="percentage" office:value="0" calcext:value-type="percentage">
            <text:p>0.00%</text:p>
          </table:table-cell>
          <table:table-cell/>
          <table:table-cell table:style-name="ce13" office:value-type="string" calcext:value-type="string">
            <text:p>ETH</text:p>
          </table:table-cell>
          <table:table-cell table:style-name="ce16" table:formula="of:=([.AB56]-[.B11])/[.B11]" office:value-type="percentage" office:value="0" calcext:value-type="percentage">
            <text:p>0.00%</text:p>
          </table:table-cell>
          <table:table-cell table:style-name="ce16" table:formula="of:=([.AC56]-[.C11])/[.C11]" office:value-type="percentage" office:value="0" calcext:value-type="percentage">
            <text:p>0.00%</text:p>
          </table:table-cell>
          <table:table-cell table:style-name="ce16" table:formula="of:=([.AD56]-[.D11])/[.D11]" office:value-type="percentage" office:value="0" calcext:value-type="percentage">
            <text:p>0.00%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TC</text:p>
          </table:table-cell>
          <table:table-cell table:style-name="ce16" table:formula="of:=([.G57]-[.B12])/[.B12]" office:value-type="percentage" office:value="0.036603981395792" calcext:value-type="percentage">
            <text:p>3.66%</text:p>
          </table:table-cell>
          <table:table-cell table:style-name="ce16" table:formula="of:=([.H57]-[.C12])/[.C12]" office:value-type="percentage" office:value="0.0360550475479906" calcext:value-type="percentage">
            <text:p>3.61%</text:p>
          </table:table-cell>
          <table:table-cell table:style-name="ce16" table:formula="of:=([.I57]-[.D12])/[.D12]" office:value-type="percentage" office:value="0.0356237644858691" calcext:value-type="percentage">
            <text:p>3.56%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6" table:formula="of:=([.L57]-[.B12])/[.B12]" office:value-type="percentage" office:value="0.0363394534090987" calcext:value-type="percentage">
            <text:p>3.63%</text:p>
          </table:table-cell>
          <table:table-cell table:style-name="ce16" table:formula="of:=([.M57]-[.C12])/[.C12]" office:value-type="percentage" office:value="0.0363394534090985" calcext:value-type="percentage">
            <text:p>3.63%</text:p>
          </table:table-cell>
          <table:table-cell table:style-name="ce16" table:formula="of:=([.N57]-[.D12])/[.D12]" office:value-type="percentage" office:value="0.0363394534090985" calcext:value-type="percentage">
            <text:p>3.63%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6" table:formula="of:=([.Q57]-[.B12])/[.B12]" office:value-type="percentage" office:value="0.0373991830561184" calcext:value-type="percentage">
            <text:p>3.74%</text:p>
          </table:table-cell>
          <table:table-cell table:style-name="ce16" table:formula="of:=([.R57]-[.C12])/[.C12]" office:value-type="percentage" office:value="0.0351213334890067" calcext:value-type="percentage">
            <text:p>3.51%</text:p>
          </table:table-cell>
          <table:table-cell table:style-name="ce16" table:formula="of:=([.S57]-[.D12])/[.D12]" office:value-type="percentage" office:value="0.0335713693017348" calcext:value-type="percentage">
            <text:p>3.36%</text:p>
          </table:table-cell>
          <table:table-cell table:number-columns-repeated="2"/>
          <table:table-cell table:style-name="ce13" office:value-type="string" calcext:value-type="string">
            <text:p>BTC</text:p>
          </table:table-cell>
          <table:table-cell table:style-name="ce16" table:formula="of:=([.W57]-[.B12])/[.B12]" office:value-type="percentage" office:value="0.0363394534090987" calcext:value-type="percentage">
            <text:p>3.63%</text:p>
          </table:table-cell>
          <table:table-cell table:style-name="ce16" table:formula="of:=([.X57]-[.C12])/[.C12]" office:value-type="percentage" office:value="0.0363394534090987" calcext:value-type="percentage">
            <text:p>3.63%</text:p>
          </table:table-cell>
          <table:table-cell table:style-name="ce16" table:formula="of:=([.Y57]-[.D12])/[.D12]" office:value-type="percentage" office:value="0.0363394534090988" calcext:value-type="percentage">
            <text:p>3.63%</text:p>
          </table:table-cell>
          <table:table-cell/>
          <table:table-cell table:style-name="ce13" office:value-type="string" calcext:value-type="string">
            <text:p>BTC</text:p>
          </table:table-cell>
          <table:table-cell table:style-name="ce16" table:formula="of:=([.AB57]-[.B12])/[.B12]" office:value-type="percentage" office:value="0.0363394534090987" calcext:value-type="percentage">
            <text:p>3.63%</text:p>
          </table:table-cell>
          <table:table-cell table:style-name="ce16" table:formula="of:=([.AC57]-[.C12])/[.C12]" office:value-type="percentage" office:value="0.0363394534090987" calcext:value-type="percentage">
            <text:p>3.63%</text:p>
          </table:table-cell>
          <table:table-cell table:style-name="ce16" table:formula="of:=([.AD57]-[.D12])/[.D12]" office:value-type="percentage" office:value="0.0363394534090986" calcext:value-type="percentage">
            <text:p>3.63%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3" office:value-type="string" calcext:value-type="string">
            <text:p>BNB</text:p>
          </table:table-cell>
          <table:table-cell table:style-name="ce16" table:formula="of:=([.G58]-[.B13])/[.B13]" office:value-type="percentage" office:value="-0.0431392247394566" calcext:value-type="percentage">
            <text:p>-4.31%</text:p>
          </table:table-cell>
          <table:table-cell table:style-name="ce16" table:formula="of:=([.H58]-[.C13])/[.C13]" office:value-type="percentage" office:value="-0.0425209186767807" calcext:value-type="percentage">
            <text:p>-4.25%</text:p>
          </table:table-cell>
          <table:table-cell table:style-name="ce16" table:formula="of:=([.I58]-[.D13])/[.D13]" office:value-type="percentage" office:value="-0.0423275536386201" calcext:value-type="percentage">
            <text:p>-4.23%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6" table:formula="of:=([.L58]-[.B13])/[.B13]" office:value-type="percentage" office:value="-0.0428686845208435" calcext:value-type="percentage">
            <text:p>-4.29%</text:p>
          </table:table-cell>
          <table:table-cell table:style-name="ce16" table:formula="of:=([.M58]-[.C13])/[.C13]" office:value-type="percentage" office:value="-0.0428686845208435" calcext:value-type="percentage">
            <text:p>-4.29%</text:p>
          </table:table-cell>
          <table:table-cell table:style-name="ce16" table:formula="of:=([.N58]-[.D13])/[.D13]" office:value-type="percentage" office:value="-0.0428686845208435" calcext:value-type="percentage">
            <text:p>-4.29%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6" table:formula="of:=([.Q58]-[.B13])/[.B13]" office:value-type="percentage" office:value="-0.0423380043181384" calcext:value-type="percentage">
            <text:p>-4.23%</text:p>
          </table:table-cell>
          <table:table-cell table:style-name="ce16" table:formula="of:=([.R58]-[.C13])/[.C13]" office:value-type="percentage" office:value="-0.0435210823891684" calcext:value-type="percentage">
            <text:p>-4.35%</text:p>
          </table:table-cell>
          <table:table-cell table:style-name="ce16" table:formula="of:=([.S58]-[.D13])/[.D13]" office:value-type="percentage" office:value="-0.0442052322715707" calcext:value-type="percentage">
            <text:p>-4.42%</text:p>
          </table:table-cell>
          <table:table-cell table:number-columns-repeated="2"/>
          <table:table-cell table:style-name="ce13" office:value-type="string" calcext:value-type="string">
            <text:p>BNB</text:p>
          </table:table-cell>
          <table:table-cell table:style-name="ce16" table:formula="of:=([.W58]-[.B13])/[.B13]" office:value-type="percentage" office:value="-0.0428686845208433" calcext:value-type="percentage">
            <text:p>-4.29%</text:p>
          </table:table-cell>
          <table:table-cell table:style-name="ce16" table:formula="of:=([.X58]-[.C13])/[.C13]" office:value-type="percentage" office:value="-0.0428686845208435" calcext:value-type="percentage">
            <text:p>-4.29%</text:p>
          </table:table-cell>
          <table:table-cell table:style-name="ce16" table:formula="of:=([.Y58]-[.D13])/[.D13]" office:value-type="percentage" office:value="-0.0428686845208433" calcext:value-type="percentage">
            <text:p>-4.29%</text:p>
          </table:table-cell>
          <table:table-cell/>
          <table:table-cell table:style-name="ce13" office:value-type="string" calcext:value-type="string">
            <text:p>BNB</text:p>
          </table:table-cell>
          <table:table-cell table:style-name="ce16" table:formula="of:=([.AB58]-[.B13])/[.B13]" office:value-type="percentage" office:value="-0.0428686845208435" calcext:value-type="percentage">
            <text:p>-4.29%</text:p>
          </table:table-cell>
          <table:table-cell table:style-name="ce16" table:formula="of:=([.AC58]-[.C13])/[.C13]" office:value-type="percentage" office:value="-0.0428686845208435" calcext:value-type="percentage">
            <text:p>-4.29%</text:p>
          </table:table-cell>
          <table:table-cell table:style-name="ce16" table:formula="of:=([.AD58]-[.D13])/[.D13]" office:value-type="percentage" office:value="-0.0428686845208433" calcext:value-type="percentage">
            <text:p>-4.29%</text:p>
          </table:table-cell>
          <table:table-cell table:number-columns-repeated="16354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2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1-20T11:05:15.845000000</dc:date>
    <meta:editing-duration>PT1H15M36S</meta:editing-duration>
    <meta:editing-cycles>1</meta:editing-cycles>
    <meta:document-statistic meta:table-count="2" meta:cell-count="965" meta:object-count="0"/>
  </office:meta>
</office:document-meta>
</file>